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accoun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bankId</text:p>
          </table:table-cell>
          <table:table-cell office:value-type="string">
            <text:p>name</text:p>
          </table:table-cell>
          <table:table-cell office:value-type="string">
            <text:p>color</text:p>
          </table:table-cell>
          <table:table-cell office:value-type="string">
            <text:p>type</text:p>
          </table:table-cell>
          <table:table-cell office:value-type="string">
            <text:p>number</text:p>
          </table:table-cell>
          <table:table-cell office:value-type="string">
            <text:p>visible</text:p>
          </table:table-cell>
          <table:table-cell office:value-type="string">
            <text:p>routing</text:p>
          </table:table-cell>
          <table:table-cell office:value-type="string">
            <text:p>key</text:p>
          </table:table-cell>
          <table:table-cell office:value-type="string">
            <text:p>icon</text:p>
          </table:table-cell>
          <table:table-cell office:value-type="string">
            <text:p>sortOrder</text:p>
          </table:table-cell>
          <table:table-cell office:value-type="string">
            <text:p>currencyCode</text:p>
          </table:table-cell>
        </table:table-row>
        <table:table-row>
          <table:table-cell office:value-type="string">
            <text:p>ab23e137d3f304ff24be6582cf18e4eb8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7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7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Kids (02)</text:p>
          </table:table-cell>
          <table:table-cell office:value-type="string">
            <text:p>#fc4c3c</text:p>
          </table:table-cell>
          <table:table-cell office:value-type="string">
            <text:p>SAVINGS</text:p>
          </table:table-cell>
          <table:table-cell office:value-type="string">
            <text:p>0050142802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">
            <text:p>7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4daba22e9c4c37dc897cf400d70c7a5d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6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6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Household Savings (03)</text:p>
          </table:table-cell>
          <table:table-cell office:value-type="string">
            <text:p>#cc0e44</text:p>
          </table:table-cell>
          <table:table-cell office:value-type="string">
            <text:p>SAVINGS</text:p>
          </table:table-cell>
          <table:table-cell office:value-type="string">
            <text:p>0050142803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2224de2dbf67bc4fe02b973b14b92f6a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10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10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Nest Egg</text:p>
          </table:table-cell>
          <table:table-cell office:value-type="string">
            <text:p>#e02f0f</text:p>
          </table:table-cell>
          <table:table-cell office:value-type="string">
            <text:p>SAVINGS</text:p>
          </table:table-cell>
          <table:table-cell office:value-type="string">
            <text:p>0050142804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">
            <text:p>10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2406c089edd5db08aef8c309b204e9ce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2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1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EMERGENCY FUND</text:p>
          </table:table-cell>
          <table:table-cell office:value-type="string">
            <text:p>#8e0716</text:p>
          </table:table-cell>
          <table:table-cell office:value-type="string">
            <text:p>SAVINGS</text:p>
          </table:table-cell>
          <table:table-cell office:value-type="string">
            <text:p>0354361901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9bceab940e39a7fff0dc6a7a10e54519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14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14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Taxes</text:p>
          </table:table-cell>
          <table:table-cell office:value-type="string">
            <text:p>#89093a</text:p>
          </table:table-cell>
          <table:table-cell office:value-type="string">
            <text:p>SAVINGS</text:p>
          </table:table-cell>
          <table:table-cell office:value-type="string">
            <text:p>0354363001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">
            <text:p>14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8c8f4f6a3242deb429d0e91dbd1b77cd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13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13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Social Security Reserve</text:p>
          </table:table-cell>
          <table:table-cell office:value-type="string">
            <text:p>#ce2621</text:p>
          </table:table-cell>
          <table:table-cell office:value-type="string">
            <text:p>SAVINGS</text:p>
          </table:table-cell>
          <table:table-cell office:value-type="string">
            <text:p>0354363002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">
            <text:p>13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64a6b79a83bc24eac2c1c54b4b111211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8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8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My Savings</text:p>
          </table:table-cell>
          <table:table-cell office:value-type="string">
            <text:p>#f46e94</text:p>
          </table:table-cell>
          <table:table-cell office:value-type="string">
            <text:p>SAVINGS</text:p>
          </table:table-cell>
          <table:table-cell office:value-type="string">
            <text:p>0354363003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">
            <text:p>8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94dfe162eb723ebeeb1bb2b804a0da34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4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4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House Bills (04)</text:p>
          </table:table-cell>
          <table:table-cell office:value-type="string">
            <text:p>#b53a2d</text:p>
          </table:table-cell>
          <table:table-cell office:value-type="string">
            <text:p>CHECKING</text:p>
          </table:table-cell>
          <table:table-cell office:value-type="string">
            <text:p>0050142804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e17c562364cf9c7827e5d8188dee616f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5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5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Household Checking (05)</text:p>
          </table:table-cell>
          <table:table-cell office:value-type="string">
            <text:p>#9b1a3f</text:p>
          </table:table-cell>
          <table:table-cell office:value-type="string">
            <text:p>CHECKING</text:p>
          </table:table-cell>
          <table:table-cell office:value-type="string">
            <text:p>0050142805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7060a6050f05719c94d1b99152e5321e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11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11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PREMIUM CHECKING</text:p>
          </table:table-cell>
          <table:table-cell office:value-type="string">
            <text:p>#c14566</text:p>
          </table:table-cell>
          <table:table-cell office:value-type="string">
            <text:p>CHECKING</text:p>
          </table:table-cell>
          <table:table-cell office:value-type="string">
            <text:p>0354361901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">
            <text:p>11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13cb3bf09d932e0b00d4eedee1b22e85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9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9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My Stipend</text:p>
          </table:table-cell>
          <table:table-cell office:value-type="string">
            <text:p>#a0131f</text:p>
          </table:table-cell>
          <table:table-cell office:value-type="string">
            <text:p>CHECKING</text:p>
          </table:table-cell>
          <table:table-cell office:value-type="string">
            <text:p>0354363001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">
            <text:p>9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a7c91bcd80aea71918d4aee6a826e595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12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12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RESERVE LINE OF CREDIT</text:p>
          </table:table-cell>
          <table:table-cell office:value-type="string">
            <text:p>#c93f2a</text:p>
          </table:table-cell>
          <table:table-cell office:value-type="string">
            <text:p>CREDITLINE</text:p>
          </table:table-cell>
          <table:table-cell office:value-type="string">
            <text:p>0354363001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">
            <text:p>12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9dfff306bab289e4d7d6bfb9cf4be54a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3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3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Home Equity Loan</text:p>
          </table:table-cell>
          <table:table-cell office:value-type="string">
            <text:p>#f2609d</text:p>
          </table:table-cell>
          <table:table-cell office:value-type="string">
            <text:p>CREDITLINE</text:p>
          </table:table-cell>
          <table:table-cell office:value-type="string">
            <text:p>0354363004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540b61c0b9a9cf193d16f057435b9906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0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0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HOME EQUITY LINE OF CREDIT</text:p>
          </table:table-cell>
          <table:table-cell office:value-type="string">
            <text:p>#9e251c</text:p>
          </table:table-cell>
          <table:table-cell office:value-type="string">
            <text:p>CREDITLINE</text:p>
          </table:table-cell>
          <table:table-cell office:value-type="string">
            <text:p>0354363005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6815df9d9a365f72aed3f6f76079ccf4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1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2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HOME EQUITY LINE OF CREDIT</text:p>
          </table:table-cell>
          <table:table-cell office:value-type="string">
            <text:p>#c12805</text:p>
          </table:table-cell>
          <table:table-cell office:value-type="string">
            <text:p>CREDITLINE</text:p>
          </table:table-cell>
          <table:table-cell office:value-type="string">
            <text:p>0354363006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USD</text:p>
          </table:table-cell>
        </table:table-row>
        <table:table-row>
          <table:table-cell office:value-type="string">
            <text:p>a8ea34a310ef7207e2ae9c91890d6a229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1554684961677,<text:line-break/><text:tab/><text:tab/>q: {<text:line-break/><text:tab/><text:tab/><text:tab/>sortOrder: {<text:line-break/><text:tab/><text:tab/><text:tab/><text:tab/>$set: 15<text:line-break/><text:tab/><text:tab/><text:tab/>}<text:line-break/><text:tab/><text:tab/>}<text:line-break/><text:tab/>},<text:line-break/><text:tab/>{<text:line-break/><text:tab/><text:tab/>t: 1554684964821,<text:line-break/><text:tab/><text:tab/>q: {<text:line-break/><text:tab/><text:tab/><text:tab/>sortOrder: {<text:line-break/><text:tab/><text:tab/><text:tab/><text:tab/>$set: 15<text:line-break/><text:tab/><text:tab/><text:tab/>}<text:line-break/><text:tab/><text:tab/>}<text:line-break/><text:tab/>}<text:line-break/>]</text:p>
          </table:table-cell>
          <table:table-cell office:value-type="string">
            <text:p>a74780f9d696f3646f3177b83093c0667</text:p>
          </table:table-cell>
          <table:table-cell office:value-type="string">
            <text:p>VISA PLATINUM CASH REWARDS</text:p>
          </table:table-cell>
          <table:table-cell office:value-type="string">
            <text:p>#e2094e</text:p>
          </table:table-cell>
          <table:table-cell office:value-type="string">
            <text:p>CREDITCARD</text:p>
          </table:table-cell>
          <table:table-cell office:value-type="string">
            <text:p>4680062000510445</text:p>
          </table:table-cell>
          <table:table-cell office:value-type="boolean" office:boolean-value="true">
            <text:p>TR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">
            <text:p>15</text:p>
          </table:table-cell>
          <table:table-cell office:value-type="string">
            <text:p>USD</text:p>
          </table:table-cell>
        </table:table-row>
      </table:table>
      <table:table table:name="bank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web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icon</text:p>
          </table:table-cell>
          <table:table-cell office:value-type="string">
            <text:p>online</text:p>
          </table:table-cell>
          <table:table-cell office:value-type="string">
            <text:p>fid</text:p>
          </table:table-cell>
          <table:table-cell office:value-type="string">
            <text:p>org</text:p>
          </table:table-cell>
          <table:table-cell office:value-type="string">
            <text:p>ofx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>
          <table:table-cell office:value-type="string">
            <text:p>a74780f9d696f3646f3177b83093c0667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',<text:line-break/><text:tab/><text:tab/><text:tab/><text:tab/>web: '',<text:line-break/><text:tab/><text:tab/><text:tab/><text:tab/>address: '',<text:line-break/><text:tab/><text:tab/><text:tab/><text:tab/>notes: '',<text:line-break/><text:tab/><text:tab/><text:tab/><text:tab/>icon: '',<text:line-break/><text:tab/><text:tab/><text:tab/><text:tab/>online: true,<text:line-break/><text:tab/><text:tab/><text:tab/><text:tab/>fid: '',<text:line-break/><text:tab/><text:tab/><text:tab/><text:tab/>org: '',<text:line-break/><text:tab/><text:tab/><text:tab/><text:tab/>ofx: '',<text:line-break/><text:tab/><text:tab/><text:tab/><text:tab/>username: '',<text:line-break/><text:tab/><text:tab/><text:tab/><text:tab/>password: ''<text:line-break/><text:tab/><text:tab/><text:tab/>}<text:line-break/><text:tab/><text:tab/>}<text:line-break/><text:tab/>},<text:line-break/><text:tab/>{<text:line-break/><text:tab/><text:tab/>t: 1558722314538,<text:line-break/><text:tab/><text:tab/>q: {<text:line-break/><text:tab/><text:tab/><text:tab/>icon: {<text:line-break/><text:tab/><text:tab/><text:tab/><text:tab/>$set: 'data:image/png;width=48;height=48;base64,iVBORw0KGgoAAAANSUhEUgAAADAAAAAwCAYAAABXAvmHAAAGK0lEQVR4AdXBW4xcZQEA4O8/c87sdtttN5RSYFsmXKUMFcEMoiECMRgJJqbRiJCoiSgmriEm8uYNkCcTQ0JCAySIYojgBYSkJb6Q8ABSBiNYhxYh6tB26YV2mbbbbrfnnN8CxSyb7Xba7pb2+0Kr1ohmV8Q+dLAJ6/EiXsCr9XZzl2OQmn0BvejFYlyGG7ADa1u1xmqswuv1drNwhCpDA4O3O/4SzMXZuBZfQm1oYHB4aGBw28rOcNSlxEcvYCluxSr8qFVrnKZLlaGBwdudOObjKlw+NDD4xtDA4MaVnWHTSZx4ElyNR/GNVq2RmkbixLUE9+DWVq1RdQiJE9t83Invt2qN1BQSJ765+CluMoXEZJFYFGJeiHkh5oWYF2JeiHkh5oWYF2JeiHkh5oWYF2JREKMPxKIQ80LMCzEvxLwQ80LMCzEvxLwQ80LMCzEvxLwQ84IYTWEB7mrVGleaJDVRJOnrMefSutDbQ9S9srT3lXWKkY5QTfU1lkv65xEdgWjs1Tfkm7cRgkmW4uetWuOGeru51UGpiWKpsmihM3/xE+npi4ml7gTl2D4bbv6h0eebKn39Fv/4B3ovvoiy0J1ALG267Q6dx/8ipBVTuAq34C4HJSYJIZBlQpoKWVXIqkJWFbKqkFWFrCpkVSGrCllVyKpClkmyjBC8JxCyVKhUhKwqZFUhqwpZVciqQlYVsqqQVYWsKmRVIcuELBOSxDQCvtOqNT7uoMTJ5yx8q1VrJA5InJxW4AIHJE5OZ+F6ByROXte1ao35iZPXclyYmigExUjH2/f+WmXuXJJgwYov6DnvHN0Lyr3jdjz0e+miU8Wy1P/5z+q77BIzbCGuSE0UgqKz246HHiNGIUvNuXSZnvPO0bVA3Ddu5NGniA4opWcs1HfZJWZYBZenJguESsW7QlohBEcjVCreExMhCWbJhYmT25mJ4yKYJQsSsy0JkjlzzJLeBNFsiYSequyMxWZLgjGzJZay0xepnl0zS8YSdMyU4ENijOZefYXsjMVmSSfBJjMhS6WnLqAoKEoxz81ZfoFTvv5VQmKWDKdYj0+aSkTUlVCpGLhxhf1btil3jeqtf8zCb9+k59yzHYkYI2VJmRAQgmmsS/ESvoaKSWIZxfH9ujXvM58y55I6+3NJf7+Qpo5ISMz5xEX2NF8mRuWuUeXuvQ6hQDPFX7Edp5msKOQ7RnQtBJV5/Y7FKTd9Rf+1VxGj7ff/1o7f/EmoVExhO9YkWIe1phDL0nh7o+Mp9PSoLlmiunSpyoL5prEW65J6u7kTTzuEsbXrlXtGHZMYidEMe7rebu5MvG81NpgkJIl9694w9uprjsW+//5HsbNjBr2JVQ5IvO81/NlkIShGdhp59ElxfNzRKEbeMfLIH5V79ppBT+BfDkgcUG83SzyIDSYLwa5Vz+g8uRrRkSjHxrx930N2PvWMorPLDHkTv6q3m6UDKg5a2RneMjQwOA9XI/hACOJ4bs/f16osmKv3/HOFNHU4+dattt59n5GHH1fu3C309ei7/FIhTXVr9PkX7VnzspAkDirxy3q7+QcHpT7sflyDa0yUBMW2d2y+/W6jz79k4Mtf1HvxMpUF84U09Z4YleP75Ju3Gn1ujZHHnjL2ymvE6F0jD/9JPrzFvM9dKV28SEgS00oS45veEkIwwbN4wATBJK1a40r8DktMFqNYlpJ5faq1QdXaoPTUhUI1U+7eY/9bW4z/+037N29jf0El8X+RWBZClgpZRggOK8/FvHDQBtxYbzefM0EwhVat8U3cg/mmEhFLsYw+JBBCQhIcVnR4wQc6uLXebj5sktTUHsFC3Im5JgsIiZA4ekG3RnEHHjGFiims7AyXQwODf8MoPo0eH40OfoZ76+1mbgoVh7CyM1wMDQw2sRENzHd8bcBteLDebu53CBXTWNkZLocGBv+BNTgHZyGYXSWexfewut5ulqYRdKlVa5yG7+IWLDE7NuJ+PFBvN7fqQnAEWrVGgotxM1ZgCYJjE7ERT+BB/LPebpa6FByFVq1Rwfm4HtdhORaiojsFtmMtnsYqvF5vNwtHKDhGrVqjH8twBRpYhjMxgF5EjKGDTViPJl7Aunq7ucsx+B9SVz/TLLlxNgAAAABJRU5ErkJggg=='<text:line-break/><text:tab/><text:tab/><text:tab/>}<text:line-break/><text:tab/><text:tab/>}<text:line-break/><text:tab/>}<text:line-break/>]</text:p>
          </table:table-cell>
          <table:table-cell office:value-type="string">
            <text:p>UW Credit Union</text:p>
          </table:table-cell>
          <table:table-cell office:value-type="string">
            <text:p>http://www.uwcu.org/</text:p>
          </table:table-cell>
          <table:table-cell office:value-type="string">
            <text:p>3500 University Avenue_x000d__x000d_<text:line-break/>Madison, WI 53744_x000d__x000d_<text:line-break/>USA</text:p>
          </table:table-cell>
          <table:table-cell office:value-type="string">
            <text:p/>
          </table:table-cell>
          <table:table-cell office:value-type="string">
            <text:p>data:image/png;width=48;height=48;base64,iVBORw0KGgoAAAANSUhEUgAAADAAAAAwCAYAAABXAvmHAAAGK0lEQVR4AdXBW4xcZQEA4O8/c87sdtttN5RSYFsmXKUMFcEMoiECMRgJJqbRiJCoiSgmriEm8uYNkCcTQ0JCAySIYojgBYSkJb6Q8ABSBiNYhxYh6tB26YV2mbbbbrfnnN8CxSyb7Xba7pb2+0Kr1ohmV8Q+dLAJ6/EiXsCr9XZzl2OQmn0BvejFYlyGG7ADa1u1xmqswuv1drNwhCpDA4O3O/4SzMXZuBZfQm1oYHB4aGBw28rOcNSlxEcvYCluxSr8qFVrnKZLlaGBwdudOObjKlw+NDD4xtDA4MaVnWHTSZx4ElyNR/GNVq2RmkbixLUE9+DWVq1RdQiJE9t83Invt2qN1BQSJ765+CluMoXEZJFYFGJeiHkh5oWYF2JeiHkh5oWYF2JeiHkh5oWYF2JREKMPxKIQ80LMCzEvxLwQ80LMCzEvxLwQ80LMCzEvxLwQ84IYTWEB7mrVGleaJDVRJOnrMefSutDbQ9S9srT3lXWKkY5QTfU1lkv65xEdgWjs1Tfkm7cRgkmW4uetWuOGeru51UGpiWKpsmihM3/xE+npi4ml7gTl2D4bbv6h0eebKn39Fv/4B3ovvoiy0J1ALG267Q6dx/8ipBVTuAq34C4HJSYJIZBlQpoKWVXIqkJWFbKqkFWFrCpkVSGrCllVyKpClkmyjBC8JxCyVKhUhKwqZFUhqwpZVciqQlYVsqqQVYWsKmRVIcuELBOSxDQCvtOqNT7uoMTJ5yx8q1VrJA5InJxW4AIHJE5OZ+F6ByROXte1ao35iZPXclyYmigExUjH2/f+WmXuXJJgwYov6DnvHN0Lyr3jdjz0e+miU8Wy1P/5z+q77BIzbCGuSE0UgqKz246HHiNGIUvNuXSZnvPO0bVA3Ddu5NGniA4opWcs1HfZJWZYBZenJguESsW7QlohBEcjVCreExMhCWbJhYmT25mJ4yKYJQsSsy0JkjlzzJLeBNFsiYSequyMxWZLgjGzJZay0xepnl0zS8YSdMyU4ENijOZefYXsjMVmSSfBJjMhS6WnLqAoKEoxz81ZfoFTvv5VQmKWDKdYj0+aSkTUlVCpGLhxhf1btil3jeqtf8zCb9+k59yzHYkYI2VJmRAQgmmsS/ESvoaKSWIZxfH9ujXvM58y55I6+3NJf7+Qpo5ISMz5xEX2NF8mRuWuUeXuvQ6hQDPFX7Edp5msKOQ7RnQtBJV5/Y7FKTd9Rf+1VxGj7ff/1o7f/EmoVExhO9YkWIe1phDL0nh7o+Mp9PSoLlmiunSpyoL5prEW65J6u7kTTzuEsbXrlXtGHZMYidEMe7rebu5MvG81NpgkJIl9694w9uprjsW+//5HsbNjBr2JVQ5IvO81/NlkIShGdhp59ElxfNzRKEbeMfLIH5V79ppBT+BfDkgcUG83SzyIDSYLwa5Vz+g8uRrRkSjHxrx930N2PvWMorPLDHkTv6q3m6UDKg5a2RneMjQwOA9XI/hACOJ4bs/f16osmKv3/HOFNHU4+dattt59n5GHH1fu3C309ei7/FIhTXVr9PkX7VnzspAkDirxy3q7+QcHpT7sflyDa0yUBMW2d2y+/W6jz79k4Mtf1HvxMpUF84U09Z4YleP75Ju3Gn1ujZHHnjL2ymvE6F0jD/9JPrzFvM9dKV28SEgS00oS45veEkIwwbN4wATBJK1a40r8DktMFqNYlpJ5faq1QdXaoPTUhUI1U+7eY/9bW4z/+037N29jf0El8X+RWBZClgpZRggOK8/FvHDQBtxYbzefM0EwhVat8U3cg/mmEhFLsYw+JBBCQhIcVnR4wQc6uLXebj5sktTUHsFC3Im5JgsIiZA4ekG3RnEHHjGFiims7AyXQwODf8MoPo0eH40OfoZ76+1mbgoVh7CyM1wMDQw2sRENzHd8bcBteLDebu53CBXTWNkZLocGBv+BNTgHZyGYXSWexfewut5ulqYRdKlVa5yG7+IWLDE7NuJ+PFBvN7fqQnAEWrVGgotxM1ZgCYJjE7ERT+BB/LPebpa6FByFVq1Rwfm4HtdhORaiojsFtmMtnsYqvF5vNwtHKDhGrVqjH8twBRpYhjMxgF5EjKGDTViPJl7Aunq7ucsx+B9SVz/TLLlxNgAAAABJRU5ErkJggg==</text:p>
          </table:table-cell>
          <table:table-cell office:value-type="boolean" office:boolean-value="true">
            <text:p>TRUE</text:p>
          </table:table-cell>
          <table:table-cell office:value-type="string">
            <text:p>1001</text:p>
          </table:table-cell>
          <table:table-cell office:value-type="string">
            <text:p>UWCU</text:p>
          </table:table-cell>
          <table:table-cell office:value-type="string">
            <text:p>https://ofx.uwcu.org/serverext.d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bill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web</text:p>
          </table:table-cell>
          <table:table-cell office:value-type="string">
            <text:p>icon</text:p>
          </table:table-cell>
          <table:table-cell office:value-type="string">
            <text:p>notes</text:p>
          </table:table-cell>
          <table:table-cell office:value-type="string">
            <text:p>amount</text:p>
          </table:table-cell>
          <table:table-cell office:value-type="string">
            <text:p>account</text:p>
          </table:table-cell>
          <table:table-cell office:value-type="string">
            <text:p>category</text:p>
          </table:table-cell>
          <table:table-cell office:value-type="string">
            <text:p>showAdvanced</text:p>
          </table:table-cell>
          <table:table-cell office:value-type="string">
            <text:p>sortOrder</text:p>
          </table:table-cell>
          <table:table-cell office:value-type="string">
            <text:p>rrule</text:p>
          </table:table-cell>
        </table:table-row>
        <table:table-row>
          <table:table-cell office:value-type="string">
            <text:p>a1a148af955485cddaed13ca799858cf0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Netflix',<text:line-break/><text:tab/><text:tab/><text:tab/><text:tab/>group: '',<text:line-break/><text:tab/><text:tab/><text:tab/><text:tab/>web: 'netflix.com',<text:line-break/><text:tab/><text:tab/><text:tab/><text:tab/>icon: 'data:image/png;width=64;height=64;base64,iVBORw0KGgoAAAANSUhEUgAAAEAAAABACAYAAACqaXHeAAAABGdBTUEAALGPC/xhBQAABpJJREFUeAHdWk1vHEUQnZ5Zf9uJHRvbrCMSgoiRECARwYWLJUDcQJEQKCL8AE45cfedO2ckosAFpMANJMiBE4ILcCCWQY4d79qxY+z4K17vTvNej8daNrP21Gz3ZE1Jo5np7Y+q11Wvq3tWeRlltntku0d5vembq73err7xofW59ePafNM1qI+r0/j723vrqrEszbufplJSnSUvFBjPHnTXbmXrvaS+HmdZZgDuh6Fcb60+lDdy2yIzACEcbk1LPVW/Vh4cP+/WJFnvmQEIMM6ylnkB4FK6UrsqU9Ft7cwAUK11T3syCMAEWv9/ACAIy3IumCz3jr/Ctu0gLXkAw2BJGAaR0bW2IcOWAXgAi/aEUwkueF9PTRWEzZxUbwkAauSDB0rCMAAPjC79/MdbTiwSdtoyAAVPeeUMYRBq1RZk2DIAAfKBbeQDm+KcwHtnZWRyQDhh1qu3DgBUKgCEBbEX6J7q7tq71i0SdtgyABzPhIGQB9guDJNzgqrcm9hdJrECQAAi3MfwK6EsNYbjTK32nJ1o1LzaWODw3QoAXM8YBvO6JlIVcPl7fuWDxkYnDoBAKS/aG3ieDAJuDh4NgypWlrzEigdQWfJACCJcFHIBcoIXlvtGX6o3eB8cUJVFU31z0bM1AMgDBXjCvBAAalsLw/+kxgaAnJzAGgA0nmGwAi94KJoD7BCVd0VPTx/qQg7IayU4HFSo8yPVaTyJ0AcQd0IhE2ivWPrk09fjTglA5aSFAJUnCLzmatJTApBhXRjsw3hCyFBwLdY8gIoyDLgk8qBkQ6y8ulwqFs1BKz2AeUUN/bkWuwBAWxMKuP8tDAPt6X5vo3qZBnPm44vvLsUqAMZ4TBo9YS7DaoDzsqs0lh7AEODdtVgFgMrGPLCDWVySgqD1m8gJxsgg5IHocssD1gGIl0PeZ4UAwNQAOcEVAsnZjy63PGAdgABWmL0BMsN5rAbi9UBFH09MMmQ84cR5QJQPmB2i0uLMEKnxy0PwHs5+DAIenYl1D6CmERkqrwOGzNSESRHaX/QD4zncD8RAuELACQAxDzAc7iI1riAvkMjFIFJrn+cMIFOXu0MnAARQOjojAIHB9r9qMgD64TlFn2GgTELEpMiVOAHAeABs54Epr9shHVkmk37BzL7JBwCoDML0YzkBgMNHK4E2PFDGUdkWjJDIBSBHLuHsu+QBdwDAjeOkiB4xI9wgdcL9z/m+8YKKQx5wBoDhgQMQfBgwI9wb0FueBRlyJXC5M3QGAGc9JkI+/wMQcPuVhqWVc1gOedTGlJhhIAuidKM4A4DDmxCA4QTCiFafx49p7lTuGXoBiNQsiWkaCes4BYCzZ1YEKGVOjn31JWwRZUbMCZgL1Iwn2PcBtwBwGYTxPCojJ4xt31tGHHwnmaQx5eO/eAdhYN9+fN12KDSe6XDMBRxKKy0KA7Z5GlwQ7wvEmyt2cIQ4BYDjclMUewHf1enOm8pTW3xOK5MIg9oBD9j+XpADAAyByAtocLFU2oFHf5XWeNY7hfbRDpGpsd04cA7AIQnW6R0o/7oEANY9Dy6Iw0Da9qj67gHA6AYEuHAsox9/9AO8oBS/p7lfQBjER2XCvdWR3TsHgKPHn81iTdT0dAhPvhG/p7l3A7FRB16QCwBmFWiwsuD7GVYDkmF0WtTQXebXfACA0lwJ6gU5wW9Kqd/ry457PovNETmQXGBL8gEA2jIZahQAIPICghgdlAjTycaB695zAYDjNXoAyzrCzhvARZTbnFNRUmTLC3ID4HBDRMsPZGT37iKc+cf4Pc19FEdlHQgF+RlTcu/5AQAeSBLfl4UB+5iwSIT5AZBkPcoKPWe+Rmq80+TnxOKnzHJohwdyAyDREhQ+sXp7EzuEm81+TypnatyHvMAGDzx2AGigyrBDLBoeSA6rJNCalbUFAOOvPv89lsR7zZRMKmdOYON/RG0BgLp1i99AvkgytFlZF34YtECGbQGAMVIXxDvEJw/2Bs1ASlPeNgAUd8q/IKL/TKN0XGeMqXGLh1ptA4AxSimRFzC7PNMiD7YXAJ2F67BHtNMZAw/wu0FWaSsAiuvlO1gUf5IYMwweCMCgWSU3ANJme0j1P4MxFYlBw2iUVTK3/LZraAOetwDwF+C1i76nlrBNL+O/sstK+/d1UF3rDP01v1s/eOPatU1zCiTQUl+61LExu9K/41cH1H44gE8jwzgNGcF4oxh3HIoXcaw0gQ+nL+Jvtaefe7h6StD9YdV/AYhVFb6sJRtSAAAAAElFTkSuQmCC',<text:line-break/><text:tab/><text:tab/><text:tab/><text:tab/>notes: '',<text:line-break/><text:tab/><text:tab/><text:tab/><text:tab/>amount: 9.99,<text:line-break/><text:tab/><text:tab/><text:tab/><text:tab/>account: '',<text:line-break/><text:tab/><text:tab/><text:tab/><text:tab/>category: '',<text:line-break/><text:tab/><text:tab/><text:tab/><text:tab/>rrule: {<text:line-break/><text:tab/><text:tab/><text:tab/><text:tab/><text:tab/>_cache: {<text:line-break/><text:tab/><text:tab/><text:tab/><text:tab/><text:tab/><text:tab/>all: false,<text:line-break/><text:tab/><text:tab/><text:tab/><text:tab/><text:tab/><text:tab/>before: [],<text:line-break/><text:tab/><text:tab/><text:tab/><text:tab/><text:tab/><text:tab/>after: [],<text:line-break/><text:tab/><text:tab/><text:tab/><text:tab/><text:tab/><text:tab/>between: []<text:line-break/><text:tab/><text:tab/><text:tab/><text:tab/><text:tab/>},<text:line-break/><text:tab/><text:tab/><text:tab/><text:tab/><text:tab/>origOptions: {<text:line-break/><text:tab/><text:tab/><text:tab/><text:tab/><text:tab/><text:tab/>freq: 1,<text:line-break/><text:tab/><text:tab/><text:tab/><text:tab/><text:tab/><text:tab/>dtstart: '2019-07-11T12:00:00.000Z',<text:line-break/><text:tab/><text:tab/><text:tab/><text:tab/><text:tab/><text:tab/>interval: 1<text:line-break/><text:tab/><text:tab/><text:tab/><text:tab/><text:tab/>},<text:line-break/><text:tab/><text:tab/><text:tab/><text:tab/><text:tab/>options: {<text:line-break/><text:tab/><text:tab/><text:tab/><text:tab/><text:tab/><text:tab/>freq: 1,<text:line-break/><text:tab/><text:tab/><text:tab/><text:tab/><text:tab/><text:tab/>dtstart: '2019-07-11T12:00:00.000Z',<text:line-break/><text:tab/><text:tab/><text:tab/><text:tab/><text:tab/><text:tab/>interval: 1,<text:line-break/><text:tab/><text:tab/><text:tab/><text:tab/><text:tab/><text:tab/>wkst: 0,<text:line-break/><text:tab/><text:tab/><text:tab/><text:tab/><text:tab/><text:tab/>count: null,<text:line-break/><text:tab/><text:tab/><text:tab/><text:tab/><text:tab/><text:tab/>until: null,<text:line-break/><text:tab/><text:tab/><text:tab/><text:tab/><text:tab/><text:tab/>tzid: null,<text:line-break/><text:tab/><text:tab/><text:tab/><text:tab/><text:tab/><text:tab/>bysetpos: null,<text:line-break/><text:tab/><text:tab/><text:tab/><text:tab/><text:tab/><text:tab/>bymonth: null,<text:line-break/><text:tab/><text:tab/><text:tab/><text:tab/><text:tab/><text:tab/>bymonthday: [<text:line-break/><text:tab/><text:tab/><text:tab/><text:tab/><text:tab/><text:tab/><text:tab/>11<text:line-break/><text:tab/><text:tab/><text:tab/><text:tab/><text:tab/><text:tab/>],<text:line-break/><text:tab/><text:tab/><text:tab/><text:tab/><text:tab/><text:tab/>bynmonthday: [],<text:line-break/><text:tab/><text:tab/><text:tab/><text:tab/><text:tab/><text:tab/>byyearday: null,<text:line-break/><text:tab/><text:tab/><text:tab/><text:tab/><text:tab/><text:tab/>byweekno: null,<text:line-break/><text:tab/><text:tab/><text:tab/><text:tab/><text:tab/><text:tab/>byweekday: null,<text:line-break/><text:tab/><text:tab/><text:tab/><text:tab/><text:tab/><text:tab/>bynweekday: null,<text:line-break/><text:tab/><text:tab/><text:tab/><text:tab/><text:tab/><text:tab/>byhour: [<text:line-break/><text:tab/><text:tab/><text:tab/><text:tab/><text:tab/><text:tab/><text:tab/>12<text:line-break/><text:tab/><text:tab/><text:tab/><text:tab/><text:tab/><text:tab/>],<text:line-break/><text:tab/><text:tab/><text:tab/><text:tab/><text:tab/><text:tab/>byminute: [<text:line-break/><text:tab/><text:tab/><text:tab/><text:tab/><text:tab/><text:tab/><text:tab/>0<text:line-break/><text:tab/><text:tab/><text:tab/><text:tab/><text:tab/><text:tab/>],<text:line-break/><text:tab/><text:tab/><text:tab/><text:tab/><text:tab/><text:tab/>bysecond: [<text:line-break/><text:tab/><text:tab/><text:tab/><text:tab/><text:tab/><text:tab/><text:tab/>0<text:line-break/><text:tab/><text:tab/><text:tab/><text:tab/><text:tab/><text:tab/>],<text:line-break/><text:tab/><text:tab/><text:tab/><text:tab/><text:tab/><text:tab/>byeaster: null<text:line-break/><text:tab/><text:tab/><text:tab/><text:tab/><text:tab/>}<text:line-break/><text:tab/><text:tab/><text:tab/><text:tab/>},<text:line-break/><text:tab/><text:tab/><text:tab/><text:tab/>showAdvanced: false,<text:line-break/><text:tab/><text:tab/><text:tab/><text:tab/>sortOrder: -1<text:line-break/><text:tab/><text:tab/><text:tab/>}<text:line-break/><text:tab/><text:tab/>}<text:line-break/><text:tab/>}<text:line-break/>]</text:p>
          </table:table-cell>
          <table:table-cell office:value-type="string">
            <text:p>Netflix</text:p>
          </table:table-cell>
          <table:table-cell office:value-type="string">
            <text:p/>
          </table:table-cell>
          <table:table-cell office:value-type="string">
            <text:p>netflix.com</text:p>
          </table:table-cell>
          <table:table-cell office:value-type="string">
            <text:p>data:image/png;width=64;height=64;base64,iVBORw0KGgoAAAANSUhEUgAAAEAAAABACAYAAACqaXHeAAAABGdBTUEAALGPC/xhBQAABpJJREFUeAHdWk1vHEUQnZ5Zf9uJHRvbrCMSgoiRECARwYWLJUDcQJEQKCL8AE45cfedO2ckosAFpMANJMiBE4ILcCCWQY4d79qxY+z4K17vTvNej8daNrP21Gz3ZE1Jo5np7Y+q11Wvq3tWeRlltntku0d5vembq73err7xofW59ePafNM1qI+r0/j723vrqrEszbufplJSnSUvFBjPHnTXbmXrvaS+HmdZZgDuh6Fcb60+lDdy2yIzACEcbk1LPVW/Vh4cP+/WJFnvmQEIMM6ylnkB4FK6UrsqU9Ft7cwAUK11T3syCMAEWv9/ACAIy3IumCz3jr/Ctu0gLXkAw2BJGAaR0bW2IcOWAXgAi/aEUwkueF9PTRWEzZxUbwkAauSDB0rCMAAPjC79/MdbTiwSdtoyAAVPeeUMYRBq1RZk2DIAAfKBbeQDm+KcwHtnZWRyQDhh1qu3DgBUKgCEBbEX6J7q7tq71i0SdtgyABzPhIGQB9guDJNzgqrcm9hdJrECQAAi3MfwK6EsNYbjTK32nJ1o1LzaWODw3QoAXM8YBvO6JlIVcPl7fuWDxkYnDoBAKS/aG3ieDAJuDh4NgypWlrzEigdQWfJACCJcFHIBcoIXlvtGX6o3eB8cUJVFU31z0bM1AMgDBXjCvBAAalsLw/+kxgaAnJzAGgA0nmGwAi94KJoD7BCVd0VPTx/qQg7IayU4HFSo8yPVaTyJ0AcQd0IhE2ivWPrk09fjTglA5aSFAJUnCLzmatJTApBhXRjsw3hCyFBwLdY8gIoyDLgk8qBkQ6y8ulwqFs1BKz2AeUUN/bkWuwBAWxMKuP8tDAPt6X5vo3qZBnPm44vvLsUqAMZ4TBo9YS7DaoDzsqs0lh7AEODdtVgFgMrGPLCDWVySgqD1m8gJxsgg5IHocssD1gGIl0PeZ4UAwNQAOcEVAsnZjy63PGAdgABWmL0BMsN5rAbi9UBFH09MMmQ84cR5QJQPmB2i0uLMEKnxy0PwHs5+DAIenYl1D6CmERkqrwOGzNSESRHaX/QD4zncD8RAuELACQAxDzAc7iI1riAvkMjFIFJrn+cMIFOXu0MnAARQOjojAIHB9r9qMgD64TlFn2GgTELEpMiVOAHAeABs54Epr9shHVkmk37BzL7JBwCoDML0YzkBgMNHK4E2PFDGUdkWjJDIBSBHLuHsu+QBdwDAjeOkiB4xI9wgdcL9z/m+8YKKQx5wBoDhgQMQfBgwI9wb0FueBRlyJXC5M3QGAGc9JkI+/wMQcPuVhqWVc1gOedTGlJhhIAuidKM4A4DDmxCA4QTCiFafx49p7lTuGXoBiNQsiWkaCes4BYCzZ1YEKGVOjn31JWwRZUbMCZgL1Iwn2PcBtwBwGYTxPCojJ4xt31tGHHwnmaQx5eO/eAdhYN9+fN12KDSe6XDMBRxKKy0KA7Z5GlwQ7wvEmyt2cIQ4BYDjclMUewHf1enOm8pTW3xOK5MIg9oBD9j+XpADAAyByAtocLFU2oFHf5XWeNY7hfbRDpGpsd04cA7AIQnW6R0o/7oEANY9Dy6Iw0Da9qj67gHA6AYEuHAsox9/9AO8oBS/p7lfQBjER2XCvdWR3TsHgKPHn81iTdT0dAhPvhG/p7l3A7FRB16QCwBmFWiwsuD7GVYDkmF0WtTQXebXfACA0lwJ6gU5wW9Kqd/ry457PovNETmQXGBL8gEA2jIZahQAIPICghgdlAjTycaB695zAYDjNXoAyzrCzhvARZTbnFNRUmTLC3ID4HBDRMsPZGT37iKc+cf4Pc19FEdlHQgF+RlTcu/5AQAeSBLfl4UB+5iwSIT5AZBkPcoKPWe+Rmq80+TnxOKnzHJohwdyAyDREhQ+sXp7EzuEm81+TypnatyHvMAGDzx2AGigyrBDLBoeSA6rJNCalbUFAOOvPv89lsR7zZRMKmdOYON/RG0BgLp1i99AvkgytFlZF34YtECGbQGAMVIXxDvEJw/2Bs1ASlPeNgAUd8q/IKL/TKN0XGeMqXGLh1ptA4AxSimRFzC7PNMiD7YXAJ2F67BHtNMZAw/wu0FWaSsAiuvlO1gUf5IYMwweCMCgWSU3ANJme0j1P4MxFYlBw2iUVTK3/LZraAOetwDwF+C1i76nlrBNL+O/sstK+/d1UF3rDP01v1s/eOPatU1zCiTQUl+61LExu9K/41cH1H44gE8jwzgNGcF4oxh3HIoXcaw0gQ+nL+Jvtaefe7h6StD9YdV/AYhVFb6sJRtSAAAAAElFTkSuQmCC</text:p>
          </table:table-cell>
          <table:table-cell office:value-type="string">
            <text:p/>
          </table:table-cell>
          <table:table-cell office:value-type="float" office:value="9.99">
            <text:p>9.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711T120000Z<text:line-break/>RRULE:FREQ=MONTHLY;INTERVAL=1</text:p>
          </table:table-cell>
        </table:table-row>
        <table:table-row>
          <table:table-cell office:value-type="string">
            <text:p>a6e4b341adb0571d7e69fa2138cfde60f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Amazon Prime',<text:line-break/><text:tab/><text:tab/><text:tab/><text:tab/>group: '',<text:line-break/><text:tab/><text:tab/><text:tab/><text:tab/>web: 'amazon.com',<text:line-break/><text:tab/><text:tab/><text:tab/><text:tab/>icon: 'data:image/png;width=48;height=48;base64,iVBORw0KGgoAAAANSUhEUgAAADAAAAAwCAYAAABXAvmHAAAHX0lEQVR4Ac3Bf2zW9Z0A8Ne7PmgGLT/GuT1Sp3N3oTcGHNmjjF5OOgp1m3Nba0iOmfSM5qIXM7Mb/m1Wdno5kgmY3Ln9gT/4a1lwbRW3u6y6AjfX6u3xFlPHWna4gdIvErCm5f6AJZ9r+9DQX9Q+Dzvn6xVmkVL6MrZiHdb50yqiiGcjoss0YZKU0hrsxXofTj/HPRHxWxdd5aKU0pfx77jJh9cNuLutra1nx44dvzcqjEoprcMv8BEVGhgY8NOuLocPHzamvb1dRBjT8PnP++iyZTZu3Kh+wwaFQsEVeg+fi4j+XErpKjyNj6jAvz3xhL179+rr65OUBCLChEMHD0ro6OiQsGb1am1tbb721a+q0BLsxa2RUtqK/co0MDDgb7dt09fXZ0xCuCQhzK25udlTTz6ppqZGhTbnsFWZBgYGNG7Z4lSWGZMQpgpzS+js7DQ0NKSjvV11dbUKbK1CkzIMDg7a3NTkVJaZEMqTUjIm4eDBg57Zt0+FvliFjyrDnj17ZIODrkRECISSf9m5U4Vqc8owODho1+7dpksIpJSsWbNGW1ub62trjenp7bVz505ZlrmcU1mmWCwqFArKdHVOGbq6uszloe3b7dy502SFQsFtTU02b9kiyzKTJYSSnt5ehUJBuaqU4cCPf2y6pCSfz3v44YfNZuXKle76+tclU4UrV6UMDQ0NpgsEbr/9dtXV1S7nEzfcIJQkM504flwlcsrwjQce8I0HHjAyMqK/v9+Ynt5eY25rajKXz6xaZUKYKuHN3/1OJXIqUF1drVAoGFMoFMzH4sWLJQQSAiklESFULuePbGBgwPDwsJ7eXmMOHT4scPToUaEklESEK5VzhQYHB7344oueP3BAZ2enSiSVy6nQ8PCwRx55xK7du02WEGZKSsJMoXI5FSgWi77W0uJUlpkukBBmCjMlJSkllcgpU3d3t9u+8AXTJYSSMFVzS4t3z5516NAhExIC4crklGFwcNDf3X23pCRMkhIRxrS0tPiH+++3fv161dXVxrz22mvWb9gglISShEBEqEROGfbs2SPLMmGqhIiQz+fte+YZjY2NZhNmClemyjwNDw97bPduCclUoeSfH31UY2Oj2fyip0cyVVKSVK7KPP2su1sgEKZKyOfzWltbzUdSEkoCSWWqzNOJEydcTqC+vt5cThw/LpSEmUJlqszT66+/LilJZkopmctPu7r8f6gyT0NDQwIpJWOSqYaGhlxO53PP6evrM5eOjg4nT55UrirztG7dOmMiQiBM1X3woGKxaLrh4WEPPviguSQlT+/bp1xV5mnx4sXmEmhuaVEsFk0oFos2NjTIssyEhGSqUNL27W8rFovKkTNPtzU1eT9ZltlQXy+fz8uyzISEQEK4JCFM9ff33ee/i0XzVWWeVq5cafXq1cYkMyWXZFlmslAS3t/p06eVo0oZHvvudyWEqRLCJQnJTE89+aTVa9aYLLmkoaHBkTfeUI4qZWhsbPSdHTtMlhAuSSkJJUlJPp+3f/9+ra2tfviDH5gQCCX33nuvjvZ2NTU1ynFV2yhluPXWW930yU965dVXjYyMCFNFhIRAoLmlRfuPfuSWm282Zvny5dauXWv//v0mbP/Wtzz++OOuueYa5Yo0SgVGRkZ0dHR4/oUX9PT0OJVlEq7L59XX1/urdetsvfNOdXV1ZtPd3e173/++r9xxh9bWVrN657+MCyysZdEK0+VM9l4/Q7/mxhbvp7q6Wmtrq9bWVpXYtGmTTZs2meH0L+n/Hm89ZVwoSfjSb1hSZ7IqkyX03kl3C/970gduqJ+XbuEP73L9Pazdw6e2k5ScHzZdzmRL6/ibLl7ZxoFabtrOZx5i0QofiKV1bEtmOPcmWQeLak1XZbraLWx+mQXLObaLA7W8+hDnTvpAXBjm14/T/mf8/F7jzh7m6uUsvM50ObNZUkfjy7xyH+8e5tgu6dgu8fFmbmqltokFNf6oTr7E2z/hf3YZF7j+Dob6OX+GP3/ILM7ncBrXmm5pHY0v8Ks2ju0SCac6eafTuI8387FNXPvXXHuzsg31M/QG77zMW/uk82eEUYEFy9nwQ1Zs5ugzBFZtN4vjOXThLrNZUMMtj7HiS7yyjfNnSMalrFOc6iQhsPDT1NSx7LMsWIJkquDsr7jwLu90SokIJOMikPCxZj73BAuvM+7t51mzh0UrzKIrh2dxl7nUbuErb3L0aY58hz+cES4KJeeOcO4IWSeBhHBJIiGMCiKQEEhY+GnWPsqNLaa45V9ZtMJlPBtGpZR+iYL5uDDM0ac48k9cOGNcICkJJYmEMCqQEEimWraRv/xHbmxRpp9FxOacknvwn1ji/SyoYdU3WfVNTr7E2z/hxD4unDEuGZcQRgWSkoTA0o184k5qv8iSOhU4jfuNChellBrxHKpVYug3nHuL995AcO73jBxj2We5egm5xSxbzdI6FtS4AmdxR0T0GBUmSSn9BfaiwYfTf+D+iDjuojCLlFITtqKAOlT703gPv0UPno2IQ6b5P4CIiQKQJHzFAAAAAElFTkSuQmCC',<text:line-break/><text:tab/><text:tab/><text:tab/><text:tab/>notes: '',<text:line-break/><text:tab/><text:tab/><text:tab/><text:tab/>amount: 120,<text:line-break/><text:tab/><text:tab/><text:tab/><text:tab/>account: '',<text:line-break/><text:tab/><text:tab/><text:tab/><text:tab/>category: '',<text:line-break/><text:tab/><text:tab/><text:tab/><text:tab/>rrule: {<text:line-break/><text:tab/><text:tab/><text:tab/><text:tab/><text:tab/>_cache: {<text:line-break/><text:tab/><text:tab/><text:tab/><text:tab/><text:tab/><text:tab/>all: false,<text:line-break/><text:tab/><text:tab/><text:tab/><text:tab/><text:tab/><text:tab/>before: [],<text:line-break/><text:tab/><text:tab/><text:tab/><text:tab/><text:tab/><text:tab/>after: [],<text:line-break/><text:tab/><text:tab/><text:tab/><text:tab/><text:tab/><text:tab/>between: []<text:line-break/><text:tab/><text:tab/><text:tab/><text:tab/><text:tab/>},<text:line-break/><text:tab/><text:tab/><text:tab/><text:tab/><text:tab/>origOptions: {<text:line-break/><text:tab/><text:tab/><text:tab/><text:tab/><text:tab/><text:tab/>freq: 0,<text:line-break/><text:tab/><text:tab/><text:tab/><text:tab/><text:tab/><text:tab/>dtstart: '2019-06-01T12:00:00.000Z',<text:line-break/><text:tab/><text:tab/><text:tab/><text:tab/><text:tab/><text:tab/>interval: 1<text:line-break/><text:tab/><text:tab/><text:tab/><text:tab/><text:tab/>},<text:line-break/><text:tab/><text:tab/><text:tab/><text:tab/><text:tab/>options: {<text:line-break/><text:tab/><text:tab/><text:tab/><text:tab/><text:tab/><text:tab/>freq: 0,<text:line-break/><text:tab/><text:tab/><text:tab/><text:tab/><text:tab/><text:tab/>dtstart: '2019-06-01T12:00:00.000Z',<text:line-break/><text:tab/><text:tab/><text:tab/><text:tab/><text:tab/><text:tab/>interval: 1,<text:line-break/><text:tab/><text:tab/><text:tab/><text:tab/><text:tab/><text:tab/>wkst: 0,<text:line-break/><text:tab/><text:tab/><text:tab/><text:tab/><text:tab/><text:tab/>count: null,<text:line-break/><text:tab/><text:tab/><text:tab/><text:tab/><text:tab/><text:tab/>until: null,<text:line-break/><text:tab/><text:tab/><text:tab/><text:tab/><text:tab/><text:tab/>tzid: null,<text:line-break/><text:tab/><text:tab/><text:tab/><text:tab/><text:tab/><text:tab/>bysetpos: null,<text:line-break/><text:tab/><text:tab/><text:tab/><text:tab/><text:tab/><text:tab/>bymonth: [<text:line-break/><text:tab/><text:tab/><text:tab/><text:tab/><text:tab/><text:tab/><text:tab/>6<text:line-break/><text:tab/><text:tab/><text:tab/><text:tab/><text:tab/><text:tab/>],<text:line-break/><text:tab/><text:tab/><text:tab/><text:tab/><text:tab/><text:tab/>bymonthday: [<text:line-break/><text:tab/><text:tab/><text:tab/><text:tab/><text:tab/><text:tab/><text:tab/>1<text:line-break/><text:tab/><text:tab/><text:tab/><text:tab/><text:tab/><text:tab/>],<text:line-break/><text:tab/><text:tab/><text:tab/><text:tab/><text:tab/><text:tab/>bynmonthday: [],<text:line-break/><text:tab/><text:tab/><text:tab/><text:tab/><text:tab/><text:tab/>byyearday: null,<text:line-break/><text:tab/><text:tab/><text:tab/><text:tab/><text:tab/><text:tab/>byweekno: null,<text:line-break/><text:tab/><text:tab/><text:tab/><text:tab/><text:tab/><text:tab/>byweekday: null,<text:line-break/><text:tab/><text:tab/><text:tab/><text:tab/><text:tab/><text:tab/>bynweekday: null,<text:line-break/><text:tab/><text:tab/><text:tab/><text:tab/><text:tab/><text:tab/>byhour: [<text:line-break/><text:tab/><text:tab/><text:tab/><text:tab/><text:tab/><text:tab/><text:tab/>12<text:line-break/><text:tab/><text:tab/><text:tab/><text:tab/><text:tab/><text:tab/>],<text:line-break/><text:tab/><text:tab/><text:tab/><text:tab/><text:tab/><text:tab/>byminute: [<text:line-break/><text:tab/><text:tab/><text:tab/><text:tab/><text:tab/><text:tab/><text:tab/>0<text:line-break/><text:tab/><text:tab/><text:tab/><text:tab/><text:tab/><text:tab/>],<text:line-break/><text:tab/><text:tab/><text:tab/><text:tab/><text:tab/><text:tab/>bysecond: [<text:line-break/><text:tab/><text:tab/><text:tab/><text:tab/><text:tab/><text:tab/><text:tab/>0<text:line-break/><text:tab/><text:tab/><text:tab/><text:tab/><text:tab/><text:tab/>],<text:line-break/><text:tab/><text:tab/><text:tab/><text:tab/><text:tab/><text:tab/>byeaster: null<text:line-break/><text:tab/><text:tab/><text:tab/><text:tab/><text:tab/>}<text:line-break/><text:tab/><text:tab/><text:tab/><text:tab/>},<text:line-break/><text:tab/><text:tab/><text:tab/><text:tab/>showAdvanced: false,<text:line-break/><text:tab/><text:tab/><text:tab/><text:tab/>sortOrder: -1<text:line-break/><text:tab/><text:tab/><text:tab/>}<text:line-break/><text:tab/><text:tab/>}<text:line-break/><text:tab/>}<text:line-break/>]</text:p>
          </table:table-cell>
          <table:table-cell office:value-type="string">
            <text:p>Amazon Prime</text:p>
          </table:table-cell>
          <table:table-cell office:value-type="string">
            <text:p/>
          </table:table-cell>
          <table:table-cell office:value-type="string">
            <text:p>amazon.com</text:p>
          </table:table-cell>
          <table:table-cell office:value-type="string">
            <text:p>data:image/png;width=48;height=48;base64,iVBORw0KGgoAAAANSUhEUgAAADAAAAAwCAYAAABXAvmHAAAHX0lEQVR4Ac3Bf2zW9Z0A8Ne7PmgGLT/GuT1Sp3N3oTcGHNmjjF5OOgp1m3Nba0iOmfSM5qIXM7Mb/m1Wdno5kgmY3Ln9gT/4a1lwbRW3u6y6AjfX6u3xFlPHWna4gdIvErCm5f6AJZ9r+9DQX9Q+Dzvn6xVmkVL6MrZiHdb50yqiiGcjoss0YZKU0hrsxXofTj/HPRHxWxdd5aKU0pfx77jJh9cNuLutra1nx44dvzcqjEoprcMv8BEVGhgY8NOuLocPHzamvb1dRBjT8PnP++iyZTZu3Kh+wwaFQsEVeg+fi4j+XErpKjyNj6jAvz3xhL179+rr65OUBCLChEMHD0ro6OiQsGb1am1tbb721a+q0BLsxa2RUtqK/co0MDDgb7dt09fXZ0xCuCQhzK25udlTTz6ppqZGhTbnsFWZBgYGNG7Z4lSWGZMQpgpzS+js7DQ0NKSjvV11dbUKbK1CkzIMDg7a3NTkVJaZEMqTUjIm4eDBg57Zt0+FvliFjyrDnj17ZIODrkRECISSf9m5U4Vqc8owODho1+7dpksIpJSsWbNGW1ub62trjenp7bVz505ZlrmcU1mmWCwqFArKdHVOGbq6uszloe3b7dy502SFQsFtTU02b9kiyzKTJYSSnt5ehUJBuaqU4cCPf2y6pCSfz3v44YfNZuXKle76+tclU4UrV6UMDQ0NpgsEbr/9dtXV1S7nEzfcIJQkM504flwlcsrwjQce8I0HHjAyMqK/v9+Ynt5eY25rajKXz6xaZUKYKuHN3/1OJXIqUF1drVAoGFMoFMzH4sWLJQQSAiklESFULuePbGBgwPDwsJ7eXmMOHT4scPToUaEklESEK5VzhQYHB7344oueP3BAZ2enSiSVy6nQ8PCwRx55xK7du02WEGZKSsJMoXI5FSgWi77W0uJUlpkukBBmCjMlJSkllcgpU3d3t9u+8AXTJYSSMFVzS4t3z5516NAhExIC4crklGFwcNDf3X23pCRMkhIRxrS0tPiH+++3fv161dXVxrz22mvWb9gglISShEBEqEROGfbs2SPLMmGqhIiQz+fte+YZjY2NZhNmClemyjwNDw97bPduCclUoeSfH31UY2Oj2fyip0cyVVKSVK7KPP2su1sgEKZKyOfzWltbzUdSEkoCSWWqzNOJEydcTqC+vt5cThw/LpSEmUJlqszT66+/LilJZkopmctPu7r8f6gyT0NDQwIpJWOSqYaGhlxO53PP6evrM5eOjg4nT55UrirztG7dOmMiQiBM1X3woGKxaLrh4WEPPviguSQlT+/bp1xV5mnx4sXmEmhuaVEsFk0oFos2NjTIssyEhGSqUNL27W8rFovKkTNPtzU1eT9ZltlQXy+fz8uyzISEQEK4JCFM9ff33ee/i0XzVWWeVq5cafXq1cYkMyWXZFlmslAS3t/p06eVo0oZHvvudyWEqRLCJQnJTE89+aTVa9aYLLmkoaHBkTfeUI4qZWhsbPSdHTtMlhAuSSkJJUlJPp+3f/9+ra2tfviDH5gQCCX33nuvjvZ2NTU1ynFV2yhluPXWW930yU965dVXjYyMCFNFhIRAoLmlRfuPfuSWm282Zvny5dauXWv//v0mbP/Wtzz++OOuueYa5Yo0SgVGRkZ0dHR4/oUX9PT0OJVlEq7L59XX1/urdetsvfNOdXV1ZtPd3e173/++r9xxh9bWVrN657+MCyysZdEK0+VM9l4/Q7/mxhbvp7q6Wmtrq9bWVpXYtGmTTZs2meH0L+n/Hm89ZVwoSfjSb1hSZ7IqkyX03kl3C/970gduqJ+XbuEP73L9Pazdw6e2k5ScHzZdzmRL6/ibLl7ZxoFabtrOZx5i0QofiKV1bEtmOPcmWQeLak1XZbraLWx+mQXLObaLA7W8+hDnTvpAXBjm14/T/mf8/F7jzh7m6uUsvM50ObNZUkfjy7xyH+8e5tgu6dgu8fFmbmqltokFNf6oTr7E2z/hf3YZF7j+Dob6OX+GP3/ILM7ncBrXmm5pHY0v8Ks2ju0SCac6eafTuI8387FNXPvXXHuzsg31M/QG77zMW/uk82eEUYEFy9nwQ1Zs5ugzBFZtN4vjOXThLrNZUMMtj7HiS7yyjfNnSMalrFOc6iQhsPDT1NSx7LMsWIJkquDsr7jwLu90SokIJOMikPCxZj73BAuvM+7t51mzh0UrzKIrh2dxl7nUbuErb3L0aY58hz+cES4KJeeOcO4IWSeBhHBJIiGMCiKQEEhY+GnWPsqNLaa45V9ZtMJlPBtGpZR+iYL5uDDM0ac48k9cOGNcICkJJYmEMCqQEEimWraRv/xHbmxRpp9FxOacknvwn1ji/SyoYdU3WfVNTr7E2z/hxD4unDEuGZcQRgWSkoTA0o184k5qv8iSOhU4jfuNChellBrxHKpVYug3nHuL995AcO73jBxj2We5egm5xSxbzdI6FtS4AmdxR0T0GBUmSSn9BfaiwYfTf+D+iDjuojCLlFITtqKAOlT703gPv0UPno2IQ6b5P4CIiQKQJHzFAAAAAElFTkSuQmCC</text:p>
          </table:table-cell>
          <table:table-cell office:value-type="string">
            <text:p/>
          </table:table-cell>
          <table:table-cell office:value-type="float" office:value="120">
            <text:p>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601T120000Z<text:line-break/>RRULE:FREQ=YEARLY;INTERVAL=1</text:p>
          </table:table-cell>
        </table:table-row>
        <table:table-row>
          <table:table-cell office:value-type="string">
            <text:p>af7f4fdcb57f633dccc16f9560c693688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Hulu',<text:line-break/><text:tab/><text:tab/><text:tab/><text:tab/>group: '',<text:line-break/><text:tab/><text:tab/><text:tab/><text:tab/>web: 'hulu.com',<text:line-break/><text:tab/><text:tab/><text:tab/><text:tab/>icon: 'data:image/png;width=57;height=57;base64,iVBORw0KGgoAAAANSUhEUgAAADkAAAA5CAYAAACMGIOFAAAEGWlDQ1BrQ0dDb2xvclNwYWNlR2VuZXJpY1JHQgAAOI2NVV1oHFUUPrtzZyMkzlNsNIV0qD8NJQ2TVjShtLp/3d02bpZJNtoi6GT27s6Yyc44M7v9oU9FUHwx6psUxL+3gCAo9Q/bPrQvlQol2tQgKD60+INQ6Ium65k7M5lpurHeZe58853vnnvuuWfvBei5qliWkRQBFpquLRcy4nOHj4g9K5CEh6AXBqFXUR0rXalMAjZPC3e1W99Dwntf2dXd/p+tt0YdFSBxH2Kz5qgLiI8B8KdVy3YBevqRHz/qWh72Yui3MUDEL3q44WPXw3M+fo1pZuQs4tOIBVVTaoiXEI/MxfhGDPsxsNZfoE1q66ro5aJim3XdoLFw72H+n23BaIXzbcOnz5mfPoTvYVz7KzUl5+FRxEuqkp9G/Ajia219thzg25abkRE/BpDc3pqvphHvRFys2weqvp+krbWKIX7nhDbzLOItiM8358pTwdirqpPFnMF2xLc1WvLyOwTAibpbmvHHcvttU57y5+XqNZrLe3lE/Pq8eUj2fXKfOe3pfOjzhJYtB/yll5SDFcSDiH+hRkH25+L+sdxKEAMZahrlSX8ukqMOWy/jXW2m6M9LDBc31B9LFuv6gVKg/0Szi3KAr1kGq1GMjU/aLbnq6/lRxc4XfJ98hTargX++DbMJBSiYMIe9Ck1YAxFkKEAG3xbYaKmDDgYyFK0UGYpfoWYXG+fAPPI6tJnNwb7ClP7IyF+D+bjOtCpkhz6CFrIa/I6sFtNl8auFXGMTP34sNwI/JhkgEtmDz14ySfaRcTIBInmKPE32kxyyE2Tv+thKbEVePDfW/byMM1Kmm0XdObS7oGD/MypMXFPXrCwOtoYjyyn7BV29/MZfsVzpLDdRtuIZnbpXzvlf+ev8MvYr/Gqk4H/kV/G3csdazLuyTMPsbFhzd1UabQbjFvDRmcWJxR3zcfHkVw9GfpbJmeev9F08WW8uDkaslwX6avlWGU6NRKz0g/SHtCy9J30o/ca9zX3Kfc19zn3BXQKRO8ud477hLnAfc1/G9mrzGlrfexZ5GLdn6ZZrrEohI2wVHhZywjbhUWEy8icMCGNCUdiBlq3r+xafL549HQ5jH+an+1y+LlYBifuxAvRN/lVVVOlwlCkdVm9NOL5BE4wkQ2SMlDZU97hX86EilU/lUmkQUztTE6mx1EEPh7OmdqBtAvv8HdWpbrJS6tJj3n0CWdM6busNzRV3S9KTYhqvNiqWmuroiKgYhshMjmhTh9ptWhsF7970j/SbMrsPE1suR5z7DMC+P/Hs+y7ijrQAlhyAgccjbhjPygfeBTjzhNqy28EdkUh8C+DU9+z2v/oyeH791OncxHOs5y2AtTc7nb/f73TWPkD/qwBnjX8BoJ98VQNcC+8AAAAJcEhZcwAACxMAAAsTAQCanBgAAAFZaVRYdFhNTDpjb20uYWRvYmUueG1wAAAAAAA8eDp4bXBtZXRhIHhtbG5zOng9ImFkb2JlOm5zOm1ldGEvIiB4OnhtcHRrPSJYTVAgQ29yZSA1LjQuMCI+CiAgIDxyZGY6UkRGIHhtbG5zOnJkZj0iaHR0cDovL3d3dy53My5vcmcvMTk5OS8wMi8yMi1yZGYtc3ludGF4LW5zIyI+CiAgICAgIDxyZGY6RGVzY3JpcHRpb24gcmRmOmFib3V0PSIiCiAgICAgICAgICAgIHhtbG5zOnRpZmY9Imh0dHA6Ly9ucy5hZG9iZS5jb20vdGlmZi8xLjAvIj4KICAgICAgICAgPHRpZmY6T3JpZW50YXRpb24+MTwvdGlmZjpPcmllbnRhdGlvbj4KICAgICAgPC9yZGY6RGVzY3JpcHRpb24+CiAgIDwvcmRmOlJERj4KPC94OnhtcG1ldGE+CkzCJ1kAAA+mSURBVGgFjVlbj55VFV7ffN/MdE4tpbSllIYqUAU0ChcGMAb1QiEkJpCg/8Er770xXpl4p3dGr/wBxkMMQSVBhZCAQgUp55RTm8600Jl2Dp2Zbz6f51lr7b3fb6bgLvO+e631rGcd9n73+87Qu+ePPx9ZZ4ys14MCWt5sAv9xEjreJfLSjB4dOEJffKhK7Mi5i5zwsPOWtomSAJTUxyWpiMsfQkeUMUl/wvsE42dAIUcmSlsmKycpEuXkVeIsOpJ1Br7wUN8b2QQa1g6KnpxrM0Hl0cQseuoYCvf8ocxcM3dnahYGiqZIzzC5RSzndGuIq8rJi5NjuIpia/WND6cy4cJ7zl3fXY1ipzEKbHfJ+AoKj4s4w2dQOtEY1KXsutfuyRTP8Oat0ZXuJlf6YhXVNOIx6EKZZrnrwvlunIMB3KtA+Y/5gKvEigADkowvNXxrBrI3jjL6JXKTkN1tddqitDZKTjOJMlcBY8k2OFEALL8OV9eHOSS3OhihB7n/05eg3WQM0w6QUwynXT7sIEYW7pLDM4mufzfZ1kZfyumXXFyFCF/sBRMrmHY9kynsSjYCFDZF2E1eA9dZD1u09VOMDERYzPfaoiVZwoCTzDtkz3+sKYmJ5hZ66nGiDwpBkGTwBLYBU8e7cIza+kUQFtj6EdbhlYKq6+BoZ49wHz+RWx/CiGljKZQMlV/PpLaVrLz4KLpU4J5bm6oSIAXqWFwj57RNIudtssIxWU5ijCePBXH+APHWwbDByRF3QXGZKMVQEyuRB2vEk6EUGB1WAALSj/qUecdoZc6vW+B1sMIzJ8WMBgZ2V4EtB33k5DHre5IGZKIClR2BHJWcErdPJlsKJEZVEOFDFMHTnTdYJg944Yt5pwA5Rw6YJ17qiEWl5FDm45K82q7E0t4C3b+SC1NACXZUJ6kwURd9C2LeokC6RYHO4E6ixyWTc//woUBYY3dN0NMZpFwk+Ut2RF1Jyo1hfAXpuGtr4xmUrvHjlNgsUAFF3RSYoYBL1/SDSaNTIDUAMJb4omDq6Of37ILLVHPQXl4hmYyn1zo7UnYx0tVHBmjl5KEtE8rtsxeOOuKEl5ANil0UTqXAkL0wOrsiOdLMe+YwKKvTWOUXziLDPEVfIl+VomsIkyaL5VeP5gSj2bwVOeaFB5OygiQKQ6fAZsFkJydiaBSiJg4M3e2KEMIFWN3BvOiUgWNKEZELZZkppz/5Yi4jM2lk2igmxv1xTQxsnQLDX2b51gY2Lh1OcneKTOfgcnAKzACZjp++9Mkk2zmxqU+Kjgww5dSVBhGMkVxpd63rvQlNswmOIc6c8w5bFOkOcmYjGZyvigDlKihgSxj2kmDYyilKmXyMpQsdGpkCnTHa5zbx8nGzYwR0BTFO7PIusYlXDh6vyJNRgWJpCPLZoiob0WAyoVJg4nBPW+uXOm9QNJk+GLSlvTaBBplx811SMGFKWfcGiyKjlUked6fjtRJmTUniCdaEMnj1xaw4uZa+mUwW2B5+rV2pEU9X3euOS44wOScIi15zz90/0MkBkjYYnRlEugjURyTimNwOi8c9SccLpM0Tq/fE0sRvUf2+CeCEmBxHnYbsonA5zAktDYC/YhGlA8OBbT6+XVsgPTIAAnLax8+10Y6dH16zZdxv6Q/scH8KDeihWHJ7xxQNDqQoBZUMIpmUwd0HaGNn2y7tXFPTbuxP2n7wqgHkwE9WwKQ57+hSzngyEhMrTn8M/NIMZQNWVZJZHv/i1bM1JHJ8csYePnjSFgb77KONZXtp7YJtoeApPMD8O4tGFMhM3NuT0muAAOkr7zp4b5vabw/PHbXpiYG9t3HJzmwsaWXZwBHPAf2rSecfvjo5e3RdS4GqweMPyu9rTFTxnZAkI7R0ute3l4br9u0DJ+xHX3zEDs/eYC8svmWvnfm9Xd3ZQucHtjEa1jBBziRJaRNZrkNyy7M5bw3X7LGFe+yHdz5is2jek+detH+f/bPNTPRV9BC8SktEvhjc2syNyfqWdz01KjCwlDUglw/0bL061AApbwHN+yQK4higcG7kITYZn00GngRgS5tXEFlI449JEo6EZ6wRiiQnmzHZc94+dfBhW3awS/hPu4DAGNRR0qMLvUxQjBcoTLg5OwnGgLIHaB/uDLyNwBybWMHFnQ17A8+SDXt2cWfTbsJ2u2kwLdwmcJehI3o/+jgPG6nYhJXRlg2xBEeg4LNO3iHwk7hnAYxz2bZtEyu5AN8ZNEH+0F+BPxs8B/0smwPDpxVIv/onSTg2DYMJQwS+GgR7n82OYsv++ORDSM6wrfp2eWvVnr38rp1eXcIz2rN7Zg/bdw9/yaZxkLx65QN76uM3sKW37d75m+1bh+7Sc3165T37xeKLeiR6EZgbfA1FfG3+VvvOoS9rx5xeOWvPrLyJXTO0e2dvtW8cvNsmUeB/r5y1v668bvuwq7jabBaH3gY+ZfqqCa2oz6BsQDMmf7Tn88tHDnQzu23+iJ1cOKp5Xh66cs5++faT9ptP3rLvzd1t3z/5dQU5sDhjf/r4NZ2gd8wetcdPPIhG4JnDKXph8QVEr4cKY3Klb585Yo8ff1DULOiplTM4/Dbt1MxReyz0C/D/w/IrNuPHVIeHjszUe8dfByG5IE4v0Kedeah0G4JyZXvdlq6t2BpeKxynFm6xR2/+ql0D3xa22TZOTo7hDjetf/NyW24NXb8NzAwBzKYZXAluW3Jw8PDh4CrrDAAHB/X5WqRMmqyjzj2uXiEEcciIe3tMU8//ccJvS562HB9cXbLfvv8Pe2f9kn3z0Cl74sQDNo/T8dD0frujP61nLLcPSbml50Z96+MoL3rMxCvGevGtx/UNJDKfxMrvTKAozJUDOLUDImEWl7xS8QKNbpiV07Uaa1fyiO7rKHNiul9cX7bfLZ2xlzcuovgJe/TYfSqSCfC96gxE4rDaGdr57VX7ENttNVbdLT0dPDW91NLb/1GziR2xiFfN2mjTNoab7LaAieBqZkRZdIlHUEgWGSAi2Q05COiCfjvANDuFKTo6YScGc7Y+vWUHcKK6F2/4AmKhDfrI9AG7f/64LW2v2e14Jqewqj6w5bEt6dNy55w8TOaWfQftvtljtoomHZ85XA4/vrrarGretUAi2BPfrpgQxBGNKnPKacstxDtfEMt4Lvg6SD1PKhJe3LqCz7UtFDSwu/AR8dMvPKFn7NDUgnQkX9lcsxES1xaMMpkUP6aX4L+FFeRX0FcOfM5+Mv0DPaf0z5N4kRhoB2i4vqNjtzHXzDfn+VZg3KZAnkjsiHqBgkY4tidsFs8bxz68GvrYJ/zsYpAZrSb0gym7Eafev1bP2d8XXxV2BvLJuSN25/wxu3FqXrp3rp6355bf0Hm/b2ISfFPS85VzA35eXv3Anr90Jvyn7fP47Ltj7pgdnHT/N69+ZP9cPqN3pZ+cgpbiXKr1lO2aKzj+YuWJdgyBL+Jd+NziGTu67wY7vXwWJ93IDk9M2SfQPw/9ERw6r6y8j8/ACXR4ZL/68Bl7f/2i3Y2tyk9DtosJXdy6an+59B97Ze283T+53z689rE9u/SqnunX8U6d601qhX59/ml7d+OCncJWncGK8nnnY7IE/799ctrevnYBn5Q45JBfrliuIIus9WD+wNM/K9/X5bdzopGVnHChA4Nwe3BrclUnEZCDMo973nno8CT1j/otu4ItO4uV4icf7dw2G/iS4am6Hw0iL7f7sOevGbzWtTP6OGLX4buKd+Ys+Lhb+Chwq27Cn4fOQvgzA9Dox/ed56vkqIex/D5JJRVCU4hBlQYnwcJbEnJWZYb33zXnUBw/xzbVa9KiUGzvBejYCG9XxEQB4kMtzIGHDpszgyMMH4HC8tXCWFxpHl558FAtU9xVA6EcYdR2pcxnsAxMCW4d2A0+PwzG7m9HaVy1hdAzVa4p/xuCj/+jZRZfpeISHhGgF4ZT/Gj1e76qO7DpVAWWRXB7zxT/yI4YcfkKhlY3xhFp5M85Vf5MwrGMANDIwbu6iAm7ighSUk9SevLrhTIVfnc/Fr0NB9HjIpv4HSd/yFs996c2X1kEe9P8C0f0DNHkRz7G51CBnISd/nqgcMcflxNWgcUhncmmwSRYAJlSAzLfS4EJU2OXT0Na6BgaQp6QOvTI0vF1gVenqM9ggcpIKQbkLJCasl3HcTRm7tkGFUcDwMRzJMal0IdRSTdYYmhq6vW5MBGl+FacVLqMbVH5ZeQau+JdV4r06NWByWcy3vBuANoKWayIvKWMbjcctNGUnMVX+uCWcjfOfYKTRDECLoecl7yAoY6N7n7xRLIiDa9SYLKkcyOTrYq1wMhFt2oPbSj23qKOEaTgmhjQhVqTnO8qMOrxV0iiwE1gbkFiOgMKvrLSnja5BwdvahLvAWh1VNUmRoS9fKGr/t64yLnoxRWXNkYeTjylmK9v1/BuO0FfjnyuNP/MAkHK5DI7+YfcxPAs+XEQgBaXc9owykprnhdaMFQZmp7zVCkHz4Um/aoVWMqeIBLy3ykrsH1G89yuxQAXvrzn6DRNgWERwPE+j1zDkbfkzQLLCgaGfprynrqgptgb+wthvCcrWIR0RiVJIEc4a+SKUIgAssvHIWkKs5TiEub/KTCaBs9dBZKNSiwfOTMG75pzixLDSzjr4CGYch1jBcqrWgsJVNmMbAhRtAsTQbJAfn9WY0wbbueoBSaXk1GCT+BLDOrih1WkPQukzQ+eTIYgKJOUcx0yUkJgjpzzR3MnLcRhSjnvUMMlEggu0eyae3weHON/gmHM9BEvcxav61VgrC5z48hntfnzx1iBYExQOikKnJUbtwUDSxBnSUJ46sOWz1aVx/yEi/ikgiz38Hf2yic5MRKaXFhg2DKenknqS0GcEzQWoMjSO6n440K1MBlEhIwXyQdfwRFPX10cw2ksQid+xh73lSv5EStoyKh56+MfA4W6C5BazPKVMbedSD2KEipBMKkBPr1Ax9UCM0HPuMaUvsPLVODHoKmP7rSPF/tMDFYywFDsuYKKwEslJncmEnGoqQEF+PQC3SEwLuiaDXLBk1QMcXpYTaV0OxdDYuwe+mpKJWzll2aSdwLALplANoIypxwxkY4XdhH3xH/WFpV7HPWakxOjjZ9cJVna+aNY/F0zFG1sqDhaHx5g/p6EoQ1GoORQ8sagIdLsAVNBG+e8R0MSHOoxHzQNyclnjyQFxqVNtvCwOTIAQF8M2jgqxmXaGUPPZPl/lOmUXgKBFLISCl+RJYbkUtDoK55R98QFpvAVXyfvxIoYFeIFyrfJNbkyXphKzmW7egjvhpK8ToHEtaS1oM8oUAEcE7lnyKTw4DDKHiDefBoF0muPAnPVs8BCjsn/ADEAET/G+OerAAAAAElFTkSuQmCC',<text:line-break/><text:tab/><text:tab/><text:tab/><text:tab/>notes: '',<text:line-break/><text:tab/><text:tab/><text:tab/><text:tab/>amount: 8.99,<text:line-break/><text:tab/><text:tab/><text:tab/><text:tab/>account: '',<text:line-break/><text:tab/><text:tab/><text:tab/><text:tab/>category: '',<text:line-break/><text:tab/><text:tab/><text:tab/><text:tab/>rrule: {<text:line-break/><text:tab/><text:tab/><text:tab/><text:tab/><text:tab/>_cache: {<text:line-break/><text:tab/><text:tab/><text:tab/><text:tab/><text:tab/><text:tab/>all: false,<text:line-break/><text:tab/><text:tab/><text:tab/><text:tab/><text:tab/><text:tab/>before: [],<text:line-break/><text:tab/><text:tab/><text:tab/><text:tab/><text:tab/><text:tab/>after: [],<text:line-break/><text:tab/><text:tab/><text:tab/><text:tab/><text:tab/><text:tab/>between: []<text:line-break/><text:tab/><text:tab/><text:tab/><text:tab/><text:tab/>},<text:line-break/><text:tab/><text:tab/><text:tab/><text:tab/><text:tab/>origOptions: {<text:line-break/><text:tab/><text:tab/><text:tab/><text:tab/><text:tab/><text:tab/>freq: 1,<text:line-break/><text:tab/><text:tab/><text:tab/><text:tab/><text:tab/><text:tab/>dtstart: '2019-06-20T12:00:00.000Z',<text:line-break/><text:tab/><text:tab/><text:tab/><text:tab/><text:tab/><text:tab/>interval: 1<text:line-break/><text:tab/><text:tab/><text:tab/><text:tab/><text:tab/>},<text:line-break/><text:tab/><text:tab/><text:tab/><text:tab/><text:tab/>options: {<text:line-break/><text:tab/><text:tab/><text:tab/><text:tab/><text:tab/><text:tab/>freq: 1,<text:line-break/><text:tab/><text:tab/><text:tab/><text:tab/><text:tab/><text:tab/>dtstart: '2019-06-20T12:00:00.000Z',<text:line-break/><text:tab/><text:tab/><text:tab/><text:tab/><text:tab/><text:tab/>interval: 1,<text:line-break/><text:tab/><text:tab/><text:tab/><text:tab/><text:tab/><text:tab/>wkst: 0,<text:line-break/><text:tab/><text:tab/><text:tab/><text:tab/><text:tab/><text:tab/>count: null,<text:line-break/><text:tab/><text:tab/><text:tab/><text:tab/><text:tab/><text:tab/>until: null,<text:line-break/><text:tab/><text:tab/><text:tab/><text:tab/><text:tab/><text:tab/>tzid: null,<text:line-break/><text:tab/><text:tab/><text:tab/><text:tab/><text:tab/><text:tab/>bysetpos: null,<text:line-break/><text:tab/><text:tab/><text:tab/><text:tab/><text:tab/><text:tab/>bymonth: null,<text:line-break/><text:tab/><text:tab/><text:tab/><text:tab/><text:tab/><text:tab/>bymonthday: [<text:line-break/><text:tab/><text:tab/><text:tab/><text:tab/><text:tab/><text:tab/><text:tab/>20<text:line-break/><text:tab/><text:tab/><text:tab/><text:tab/><text:tab/><text:tab/>],<text:line-break/><text:tab/><text:tab/><text:tab/><text:tab/><text:tab/><text:tab/>bynmonthday: [],<text:line-break/><text:tab/><text:tab/><text:tab/><text:tab/><text:tab/><text:tab/>byyearday: null,<text:line-break/><text:tab/><text:tab/><text:tab/><text:tab/><text:tab/><text:tab/>byweekno: null,<text:line-break/><text:tab/><text:tab/><text:tab/><text:tab/><text:tab/><text:tab/>byweekday: null,<text:line-break/><text:tab/><text:tab/><text:tab/><text:tab/><text:tab/><text:tab/>bynweekday: null,<text:line-break/><text:tab/><text:tab/><text:tab/><text:tab/><text:tab/><text:tab/>byhour: [<text:line-break/><text:tab/><text:tab/><text:tab/><text:tab/><text:tab/><text:tab/><text:tab/>12<text:line-break/><text:tab/><text:tab/><text:tab/><text:tab/><text:tab/><text:tab/>],<text:line-break/><text:tab/><text:tab/><text:tab/><text:tab/><text:tab/><text:tab/>byminute: [<text:line-break/><text:tab/><text:tab/><text:tab/><text:tab/><text:tab/><text:tab/><text:tab/>0<text:line-break/><text:tab/><text:tab/><text:tab/><text:tab/><text:tab/><text:tab/>],<text:line-break/><text:tab/><text:tab/><text:tab/><text:tab/><text:tab/><text:tab/>bysecond: [<text:line-break/><text:tab/><text:tab/><text:tab/><text:tab/><text:tab/><text:tab/><text:tab/>0<text:line-break/><text:tab/><text:tab/><text:tab/><text:tab/><text:tab/><text:tab/>],<text:line-break/><text:tab/><text:tab/><text:tab/><text:tab/><text:tab/><text:tab/>byeaster: null<text:line-break/><text:tab/><text:tab/><text:tab/><text:tab/><text:tab/>}<text:line-break/><text:tab/><text:tab/><text:tab/><text:tab/>},<text:line-break/><text:tab/><text:tab/><text:tab/><text:tab/>showAdvanced: false,<text:line-break/><text:tab/><text:tab/><text:tab/><text:tab/>sortOrder: -1<text:line-break/><text:tab/><text:tab/><text:tab/>}<text:line-break/><text:tab/><text:tab/>}<text:line-break/><text:tab/>}<text:line-break/>]</text:p>
          </table:table-cell>
          <table:table-cell office:value-type="string">
            <text:p>Hulu</text:p>
          </table:table-cell>
          <table:table-cell office:value-type="string">
            <text:p/>
          </table:table-cell>
          <table:table-cell office:value-type="string">
            <text:p>hulu.com</text:p>
          </table:table-cell>
          <table:table-cell office:value-type="string">
            <text:p>data:image/png;width=57;height=57;base64,iVBORw0KGgoAAAANSUhEUgAAADkAAAA5CAYAAACMGIOFAAAEGWlDQ1BrQ0dDb2xvclNwYWNlR2VuZXJpY1JHQgAAOI2NVV1oHFUUPrtzZyMkzlNsNIV0qD8NJQ2TVjShtLp/3d02bpZJNtoi6GT27s6Yyc44M7v9oU9FUHwx6psUxL+3gCAo9Q/bPrQvlQol2tQgKD60+INQ6Ium65k7M5lpurHeZe58853vnnvuuWfvBei5qliWkRQBFpquLRcy4nOHj4g9K5CEh6AXBqFXUR0rXalMAjZPC3e1W99Dwntf2dXd/p+tt0YdFSBxH2Kz5qgLiI8B8KdVy3YBevqRHz/qWh72Yui3MUDEL3q44WPXw3M+fo1pZuQs4tOIBVVTaoiXEI/MxfhGDPsxsNZfoE1q66ro5aJim3XdoLFw72H+n23BaIXzbcOnz5mfPoTvYVz7KzUl5+FRxEuqkp9G/Ajia219thzg25abkRE/BpDc3pqvphHvRFys2weqvp+krbWKIX7nhDbzLOItiM8358pTwdirqpPFnMF2xLc1WvLyOwTAibpbmvHHcvttU57y5+XqNZrLe3lE/Pq8eUj2fXKfOe3pfOjzhJYtB/yll5SDFcSDiH+hRkH25+L+sdxKEAMZahrlSX8ukqMOWy/jXW2m6M9LDBc31B9LFuv6gVKg/0Szi3KAr1kGq1GMjU/aLbnq6/lRxc4XfJ98hTargX++DbMJBSiYMIe9Ck1YAxFkKEAG3xbYaKmDDgYyFK0UGYpfoWYXG+fAPPI6tJnNwb7ClP7IyF+D+bjOtCpkhz6CFrIa/I6sFtNl8auFXGMTP34sNwI/JhkgEtmDz14ySfaRcTIBInmKPE32kxyyE2Tv+thKbEVePDfW/byMM1Kmm0XdObS7oGD/MypMXFPXrCwOtoYjyyn7BV29/MZfsVzpLDdRtuIZnbpXzvlf+ev8MvYr/Gqk4H/kV/G3csdazLuyTMPsbFhzd1UabQbjFvDRmcWJxR3zcfHkVw9GfpbJmeev9F08WW8uDkaslwX6avlWGU6NRKz0g/SHtCy9J30o/ca9zX3Kfc19zn3BXQKRO8ud477hLnAfc1/G9mrzGlrfexZ5GLdn6ZZrrEohI2wVHhZywjbhUWEy8icMCGNCUdiBlq3r+xafL549HQ5jH+an+1y+LlYBifuxAvRN/lVVVOlwlCkdVm9NOL5BE4wkQ2SMlDZU97hX86EilU/lUmkQUztTE6mx1EEPh7OmdqBtAvv8HdWpbrJS6tJj3n0CWdM6busNzRV3S9KTYhqvNiqWmuroiKgYhshMjmhTh9ptWhsF7970j/SbMrsPE1suR5z7DMC+P/Hs+y7ijrQAlhyAgccjbhjPygfeBTjzhNqy28EdkUh8C+DU9+z2v/oyeH791OncxHOs5y2AtTc7nb/f73TWPkD/qwBnjX8BoJ98VQNcC+8AAAAJcEhZcwAACxMAAAsTAQCanBgAAAFZaVRYdFhNTDpjb20uYWRvYmUueG1wAAAAAAA8eDp4bXBtZXRhIHhtbG5zOng9ImFkb2JlOm5zOm1ldGEvIiB4OnhtcHRrPSJYTVAgQ29yZSA1LjQuMCI+CiAgIDxyZGY6UkRGIHhtbG5zOnJkZj0iaHR0cDovL3d3dy53My5vcmcvMTk5OS8wMi8yMi1yZGYtc3ludGF4LW5zIyI+CiAgICAgIDxyZGY6RGVzY3JpcHRpb24gcmRmOmFib3V0PSIiCiAgICAgICAgICAgIHhtbG5zOnRpZmY9Imh0dHA6Ly9ucy5hZG9iZS5jb20vdGlmZi8xLjAvIj4KICAgICAgICAgPHRpZmY6T3JpZW50YXRpb24+MTwvdGlmZjpPcmllbnRhdGlvbj4KICAgICAgPC9yZGY6RGVzY3JpcHRpb24+CiAgIDwvcmRmOlJERj4KPC94OnhtcG1ldGE+CkzCJ1kAAA+mSURBVGgFjVlbj55VFV7ffN/MdE4tpbSllIYqUAU0ChcGMAb1QiEkJpCg/8Er770xXpl4p3dGr/wBxkMMQSVBhZCAQgUp55RTm8600Jl2Dp2Zbz6f51lr7b3fb6bgLvO+e631rGcd9n73+87Qu+ePPx9ZZ4ys14MCWt5sAv9xEjreJfLSjB4dOEJffKhK7Mi5i5zwsPOWtomSAJTUxyWpiMsfQkeUMUl/wvsE42dAIUcmSlsmKycpEuXkVeIsOpJ1Br7wUN8b2QQa1g6KnpxrM0Hl0cQseuoYCvf8ocxcM3dnahYGiqZIzzC5RSzndGuIq8rJi5NjuIpia/WND6cy4cJ7zl3fXY1ipzEKbHfJ+AoKj4s4w2dQOtEY1KXsutfuyRTP8Oat0ZXuJlf6YhXVNOIx6EKZZrnrwvlunIMB3KtA+Y/5gKvEigADkowvNXxrBrI3jjL6JXKTkN1tddqitDZKTjOJMlcBY8k2OFEALL8OV9eHOSS3OhihB7n/05eg3WQM0w6QUwynXT7sIEYW7pLDM4mufzfZ1kZfyumXXFyFCF/sBRMrmHY9kynsSjYCFDZF2E1eA9dZD1u09VOMDERYzPfaoiVZwoCTzDtkz3+sKYmJ5hZ66nGiDwpBkGTwBLYBU8e7cIza+kUQFtj6EdbhlYKq6+BoZ49wHz+RWx/CiGljKZQMlV/PpLaVrLz4KLpU4J5bm6oSIAXqWFwj57RNIudtssIxWU5ijCePBXH+APHWwbDByRF3QXGZKMVQEyuRB2vEk6EUGB1WAALSj/qUecdoZc6vW+B1sMIzJ8WMBgZ2V4EtB33k5DHre5IGZKIClR2BHJWcErdPJlsKJEZVEOFDFMHTnTdYJg944Yt5pwA5Rw6YJ17qiEWl5FDm45K82q7E0t4C3b+SC1NACXZUJ6kwURd9C2LeokC6RYHO4E6ixyWTc//woUBYY3dN0NMZpFwk+Ut2RF1Jyo1hfAXpuGtr4xmUrvHjlNgsUAFF3RSYoYBL1/SDSaNTIDUAMJb4omDq6Of37ILLVHPQXl4hmYyn1zo7UnYx0tVHBmjl5KEtE8rtsxeOOuKEl5ANil0UTqXAkL0wOrsiOdLMe+YwKKvTWOUXziLDPEVfIl+VomsIkyaL5VeP5gSj2bwVOeaFB5OygiQKQ6fAZsFkJydiaBSiJg4M3e2KEMIFWN3BvOiUgWNKEZELZZkppz/5Yi4jM2lk2igmxv1xTQxsnQLDX2b51gY2Lh1OcneKTOfgcnAKzACZjp++9Mkk2zmxqU+Kjgww5dSVBhGMkVxpd63rvQlNswmOIc6c8w5bFOkOcmYjGZyvigDlKihgSxj2kmDYyilKmXyMpQsdGpkCnTHa5zbx8nGzYwR0BTFO7PIusYlXDh6vyJNRgWJpCPLZoiob0WAyoVJg4nBPW+uXOm9QNJk+GLSlvTaBBplx811SMGFKWfcGiyKjlUked6fjtRJmTUniCdaEMnj1xaw4uZa+mUwW2B5+rV2pEU9X3euOS44wOScIi15zz90/0MkBkjYYnRlEugjURyTimNwOi8c9SccLpM0Tq/fE0sRvUf2+CeCEmBxHnYbsonA5zAktDYC/YhGlA8OBbT6+XVsgPTIAAnLax8+10Y6dH16zZdxv6Q/scH8KDeihWHJ7xxQNDqQoBZUMIpmUwd0HaGNn2y7tXFPTbuxP2n7wqgHkwE9WwKQ57+hSzngyEhMrTn8M/NIMZQNWVZJZHv/i1bM1JHJ8csYePnjSFgb77KONZXtp7YJtoeApPMD8O4tGFMhM3NuT0muAAOkr7zp4b5vabw/PHbXpiYG9t3HJzmwsaWXZwBHPAf2rSecfvjo5e3RdS4GqweMPyu9rTFTxnZAkI7R0ute3l4br9u0DJ+xHX3zEDs/eYC8svmWvnfm9Xd3ZQucHtjEa1jBBziRJaRNZrkNyy7M5bw3X7LGFe+yHdz5is2jek+detH+f/bPNTPRV9BC8SktEvhjc2syNyfqWdz01KjCwlDUglw/0bL061AApbwHN+yQK4higcG7kITYZn00GngRgS5tXEFlI449JEo6EZ6wRiiQnmzHZc94+dfBhW3awS/hPu4DAGNRR0qMLvUxQjBcoTLg5OwnGgLIHaB/uDLyNwBybWMHFnQ17A8+SDXt2cWfTbsJ2u2kwLdwmcJehI3o/+jgPG6nYhJXRlg2xBEeg4LNO3iHwk7hnAYxz2bZtEyu5AN8ZNEH+0F+BPxs8B/0smwPDpxVIv/onSTg2DYMJQwS+GgR7n82OYsv++ORDSM6wrfp2eWvVnr38rp1eXcIz2rN7Zg/bdw9/yaZxkLx65QN76uM3sKW37d75m+1bh+7Sc3165T37xeKLeiR6EZgbfA1FfG3+VvvOoS9rx5xeOWvPrLyJXTO0e2dvtW8cvNsmUeB/r5y1v668bvuwq7jabBaH3gY+ZfqqCa2oz6BsQDMmf7Tn88tHDnQzu23+iJ1cOKp5Xh66cs5++faT9ptP3rLvzd1t3z/5dQU5sDhjf/r4NZ2gd8wetcdPPIhG4JnDKXph8QVEr4cKY3Klb585Yo8ff1DULOiplTM4/Dbt1MxReyz0C/D/w/IrNuPHVIeHjszUe8dfByG5IE4v0Kedeah0G4JyZXvdlq6t2BpeKxynFm6xR2/+ql0D3xa22TZOTo7hDjetf/NyW24NXb8NzAwBzKYZXAluW3Jw8PDh4CrrDAAHB/X5WqRMmqyjzj2uXiEEcciIe3tMU8//ccJvS562HB9cXbLfvv8Pe2f9kn3z0Cl74sQDNo/T8dD0frujP61nLLcPSbml50Z96+MoL3rMxCvGevGtx/UNJDKfxMrvTKAozJUDOLUDImEWl7xS8QKNbpiV07Uaa1fyiO7rKHNiul9cX7bfLZ2xlzcuovgJe/TYfSqSCfC96gxE4rDaGdr57VX7ENttNVbdLT0dPDW91NLb/1GziR2xiFfN2mjTNoab7LaAieBqZkRZdIlHUEgWGSAi2Q05COiCfjvANDuFKTo6YScGc7Y+vWUHcKK6F2/4AmKhDfrI9AG7f/64LW2v2e14Jqewqj6w5bEt6dNy55w8TOaWfQftvtljtoomHZ85XA4/vrrarGretUAi2BPfrpgQxBGNKnPKacstxDtfEMt4Lvg6SD1PKhJe3LqCz7UtFDSwu/AR8dMvPKFn7NDUgnQkX9lcsxES1xaMMpkUP6aX4L+FFeRX0FcOfM5+Mv0DPaf0z5N4kRhoB2i4vqNjtzHXzDfn+VZg3KZAnkjsiHqBgkY4tidsFs8bxz68GvrYJ/zsYpAZrSb0gym7Eafev1bP2d8XXxV2BvLJuSN25/wxu3FqXrp3rp6355bf0Hm/b2ISfFPS85VzA35eXv3Anr90Jvyn7fP47Ltj7pgdnHT/N69+ZP9cPqN3pZ+cgpbiXKr1lO2aKzj+YuWJdgyBL+Jd+NziGTu67wY7vXwWJ93IDk9M2SfQPw/9ERw6r6y8j8/ACXR4ZL/68Bl7f/2i3Y2tyk9DtosJXdy6an+59B97Ze283T+53z689rE9u/SqnunX8U6d601qhX59/ml7d+OCncJWncGK8nnnY7IE/799ctrevnYBn5Q45JBfrliuIIus9WD+wNM/K9/X5bdzopGVnHChA4Nwe3BrclUnEZCDMo973nno8CT1j/otu4ItO4uV4icf7dw2G/iS4am6Hw0iL7f7sOevGbzWtTP6OGLX4buKd+Ys+Lhb+Chwq27Cn4fOQvgzA9Dox/ed56vkqIex/D5JJRVCU4hBlQYnwcJbEnJWZYb33zXnUBw/xzbVa9KiUGzvBejYCG9XxEQB4kMtzIGHDpszgyMMH4HC8tXCWFxpHl558FAtU9xVA6EcYdR2pcxnsAxMCW4d2A0+PwzG7m9HaVy1hdAzVa4p/xuCj/+jZRZfpeISHhGgF4ZT/Gj1e76qO7DpVAWWRXB7zxT/yI4YcfkKhlY3xhFp5M85Vf5MwrGMANDIwbu6iAm7ighSUk9SevLrhTIVfnc/Fr0NB9HjIpv4HSd/yFs996c2X1kEe9P8C0f0DNHkRz7G51CBnISd/nqgcMcflxNWgcUhncmmwSRYAJlSAzLfS4EJU2OXT0Na6BgaQp6QOvTI0vF1gVenqM9ggcpIKQbkLJCasl3HcTRm7tkGFUcDwMRzJMal0IdRSTdYYmhq6vW5MBGl+FacVLqMbVH5ZeQau+JdV4r06NWByWcy3vBuANoKWayIvKWMbjcctNGUnMVX+uCWcjfOfYKTRDECLoecl7yAoY6N7n7xRLIiDa9SYLKkcyOTrYq1wMhFt2oPbSj23qKOEaTgmhjQhVqTnO8qMOrxV0iiwE1gbkFiOgMKvrLSnja5BwdvahLvAWh1VNUmRoS9fKGr/t64yLnoxRWXNkYeTjylmK9v1/BuO0FfjnyuNP/MAkHK5DI7+YfcxPAs+XEQgBaXc9owykprnhdaMFQZmp7zVCkHz4Um/aoVWMqeIBLy3ykrsH1G89yuxQAXvrzn6DRNgWERwPE+j1zDkbfkzQLLCgaGfprynrqgptgb+wthvCcrWIR0RiVJIEc4a+SKUIgAssvHIWkKs5TiEub/KTCaBs9dBZKNSiwfOTMG75pzixLDSzjr4CGYch1jBcqrWgsJVNmMbAhRtAsTQbJAfn9WY0wbbueoBSaXk1GCT+BLDOrih1WkPQukzQ+eTIYgKJOUcx0yUkJgjpzzR3MnLcRhSjnvUMMlEggu0eyae3weHON/gmHM9BEvcxav61VgrC5z48hntfnzx1iBYExQOikKnJUbtwUDSxBnSUJ46sOWz1aVx/yEi/ikgiz38Hf2yic5MRKaXFhg2DKenknqS0GcEzQWoMjSO6n440K1MBlEhIwXyQdfwRFPX10cw2ksQid+xh73lSv5EStoyKh56+MfA4W6C5BazPKVMbedSD2KEipBMKkBPr1Ax9UCM0HPuMaUvsPLVODHoKmP7rSPF/tMDFYywFDsuYKKwEslJncmEnGoqQEF+PQC3SEwLuiaDXLBk1QMcXpYTaV0OxdDYuwe+mpKJWzll2aSdwLALplANoIypxwxkY4XdhH3xH/WFpV7HPWakxOjjZ9cJVna+aNY/F0zFG1sqDhaHx5g/p6EoQ1GoORQ8sagIdLsAVNBG+e8R0MSHOoxHzQNyclnjyQFxqVNtvCwOTIAQF8M2jgqxmXaGUPPZPl/lOmUXgKBFLISCl+RJYbkUtDoK55R98QFpvAVXyfvxIoYFeIFyrfJNbkyXphKzmW7egjvhpK8ToHEtaS1oM8oUAEcE7lnyKTw4DDKHiDefBoF0muPAnPVs8BCjsn/ADEAET/G+OerAAAAAElFTkSuQmCC</text:p>
          </table:table-cell>
          <table:table-cell office:value-type="string">
            <text:p/>
          </table:table-cell>
          <table:table-cell office:value-type="float" office:value="8.99">
            <text:p>8.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620T120000Z<text:line-break/>RRULE:FREQ=MONTHLY;INTERVAL=1</text:p>
          </table:table-cell>
        </table:table-row>
        <table:table-row>
          <table:table-cell office:value-type="string">
            <text:p>a020dd8555b14acc1c1101b2f7d2b8c62</text:p>
          </table:table-cell>
          <table:table-cell office:value-type="float" office:value="0">
            <text:p>0</text:p>
          </table:table-cell>
          <table:table-cell office:value-type="string">
            <text:p>[<text:line-break/><text:tab/>{<text:line-break/><text:tab/><text:tab/>t: 0,<text:line-break/><text:tab/><text:tab/>q: {<text:line-break/><text:tab/><text:tab/><text:tab/>$set: {<text:line-break/><text:tab/><text:tab/><text:tab/><text:tab/>name: 'Paycheck',<text:line-break/><text:tab/><text:tab/><text:tab/><text:tab/>group: '',<text:line-break/><text:tab/><text:tab/><text:tab/><text:tab/>web: 'google.com',<text:line-break/><text:tab/><text:tab/><text:tab/><text:tab/>icon: 'data:image/png;width=32;height=32;base64,iVBORw0KGgoAAAANSUhEUgAAACAAAAAgCAYAAABzenr0AAAFIklEQVR4Ab3BfWzUhRnA8e/z/H7ctb0elypooWLryWDgXBVMEF0IwkREtzj/mSZzcRnJlrEMX/ZHmXHcbcpKiInEZMncP8w4dcl0m4tVYd2bIWPTBBs2EoYUlPBSi6Ut7d2V6z3PuniX/HI56EG6fT5CncxsNnCvu68BOoE0kORTo8BRoE9EeoE3VHWUOgjTMLPF7t4FPKCqDdTBzPLAyyLSraqHuQjhAty9ycx+DGxW1YDLYGaTwLMi8kNVzVODUIOZLXL336jqUmaAmR0QkftV9QOqCFXMbJm7v62qc6hSOnWCiT/tprj/PSY/7MdGhsEdnZ0iaE8T61xGfO16grYFVDOzQVVdJyLvEyFEmNkid9+rqnOIKJ0+yfjzzzHxzh/BnYsSIX77ahLf3kzQOp8oMxsUkdtU9QPKAsrMLOHuvaraTkRhTw+jTzzK5JF/U6/SR8covPk6wfw2wo7rqRCRhLvfkclkdmWz2UmmKGXu/iNVXUpE7pVfcG57Bi/kuVSez3H+3b9RTVVvdPcsZQFTzGwx8IKIKGWFPT2MPbeDWsL0QhruupeGOzcQv20VYXsaz+ews0NUNNzzFZKPPQEiVHP3FZlM5uVsNjsUMsXdu1Q1oKx06gRjz3ZTLZjXRvMjXcSWr6BaYuMmzr+3j3PPPE38C6tp3vQ4F6KqoZl1ARvF3VNmdlpVGygb3/k9cr/fR9SsJZ8jtW0nkkxyMZ4bR5oSTMfMciLSqu5+j6o2UOb5fuJLnid+yyAVesWVzH7qGSSZZDrSlKAeqtoEbFB3X0OED/wKAqPpzhMk7juGxJzENzehqRZmmruvCYFOInzoz1TElgwTtjUTW7ue/5HOEEgT4eMHiQo+cyuEIReydts49Xryvjirl4ZEpBVIElUcJEoaFzJTTg47VVLK/9H5SaeaAqNEzZpLlOcOM1MScaHKSAgcBa6kTJpvwIcGqDg9fJCrbJJZGlJL7w8S1HJ00Nj48zxRV6eEKv0K9BEhLXdQ8dbENTxwMk3Psb9wqf5xpES1RfMCqvSpiPQSIVd/lSIhO8Y+T/bcMgoE/PTAS3xSGKZeYwXn138vEnXtHKU1JUSJSK8Cb5hZnjJp7OBniS28VuigYqgwwiN/3cbI+XNMp1iCp347wdC4E3V3Z0iUmeVEpCfIZrMTW7duTYvIzZS1tyzld/29FG2SijOFs+z+aC8LkvNoT86nlsPDH7LlD2/zr0NpQKm4IiF0fSnOrECocPddqvpqyBQR6Tazr6tqyJR5iblsueVbPLlvJ1Gnc2d47J2f0DG7jZWtN7OguRUR4eP8J+z/+CB9Zw7hOEHbfpoGvotMtvBfm9fHaYwJFWZWFJHtTBHKSqXSDlX9PhEvHnqdne+/wOWQUpLGge/wjeWdPLwqRpSZdQdBsIUpSpmqbjWzfxLxtcVf5umVj9IUNnKpNMzx0BdP8fCqGFFm1qeqWcoCyrLZbDGTyexx9wdFJEHZ9alrubtjFUOFYY6OHseZ3vKrbqD79sdZ134rUWY2oKrrRGSQMqGKu99kZrtVdS5VTo0Psuf4Xt4dOMCRkeOcnRjBHVLxJO3J+dw097OsvWYli1uuo5qZDYjIXaraR4RQg5ktdPfXVPVGZoCZ9anq/SLST5WAGrLZ7FAmk9nl7jF3XyEiymUws6K771DVh0RkkBqEaZjZQnfvAh5U1SbqYGY54Jcisl1Vj3ARQp3MLAlscPc1QCeQBlJ8agToB/pEpFdEekRkjDr8B8RQFTbk50VaAAAAAElFTkSuQmCC',<text:line-break/><text:tab/><text:tab/><text:tab/><text:tab/>notes: '',<text:line-break/><text:tab/><text:tab/><text:tab/><text:tab/>amount: 500,<text:line-break/><text:tab/><text:tab/><text:tab/><text:tab/>account: '',<text:line-break/><text:tab/><text:tab/><text:tab/><text:tab/>category: '',<text:line-break/><text:tab/><text:tab/><text:tab/><text:tab/>rrule: {<text:line-break/><text:tab/><text:tab/><text:tab/><text:tab/><text:tab/>_cache: {<text:line-break/><text:tab/><text:tab/><text:tab/><text:tab/><text:tab/><text:tab/>all: false,<text:line-break/><text:tab/><text:tab/><text:tab/><text:tab/><text:tab/><text:tab/>before: [],<text:line-break/><text:tab/><text:tab/><text:tab/><text:tab/><text:tab/><text:tab/>after: [],<text:line-break/><text:tab/><text:tab/><text:tab/><text:tab/><text:tab/><text:tab/>between: []<text:line-break/><text:tab/><text:tab/><text:tab/><text:tab/><text:tab/>},<text:line-break/><text:tab/><text:tab/><text:tab/><text:tab/><text:tab/>origOptions: {<text:line-break/><text:tab/><text:tab/><text:tab/><text:tab/><text:tab/><text:tab/>freq: 1,<text:line-break/><text:tab/><text:tab/><text:tab/><text:tab/><text:tab/><text:tab/>dtstart: '2019-07-01T12:00:00.000Z',<text:line-break/><text:tab/><text:tab/><text:tab/><text:tab/><text:tab/><text:tab/>interval: 1<text:line-break/><text:tab/><text:tab/><text:tab/><text:tab/><text:tab/>},<text:line-break/><text:tab/><text:tab/><text:tab/><text:tab/><text:tab/>options: {<text:line-break/><text:tab/><text:tab/><text:tab/><text:tab/><text:tab/><text:tab/>freq: 1,<text:line-break/><text:tab/><text:tab/><text:tab/><text:tab/><text:tab/><text:tab/>dtstart: '2019-07-01T12:00:00.000Z',<text:line-break/><text:tab/><text:tab/><text:tab/><text:tab/><text:tab/><text:tab/>interval: 1,<text:line-break/><text:tab/><text:tab/><text:tab/><text:tab/><text:tab/><text:tab/>wkst: 0,<text:line-break/><text:tab/><text:tab/><text:tab/><text:tab/><text:tab/><text:tab/>count: null,<text:line-break/><text:tab/><text:tab/><text:tab/><text:tab/><text:tab/><text:tab/>until: null,<text:line-break/><text:tab/><text:tab/><text:tab/><text:tab/><text:tab/><text:tab/>tzid: null,<text:line-break/><text:tab/><text:tab/><text:tab/><text:tab/><text:tab/><text:tab/>bysetpos: null,<text:line-break/><text:tab/><text:tab/><text:tab/><text:tab/><text:tab/><text:tab/>bymonth: null,<text:line-break/><text:tab/><text:tab/><text:tab/><text:tab/><text:tab/><text:tab/>bymonthday: [<text:line-break/><text:tab/><text:tab/><text:tab/><text:tab/><text:tab/><text:tab/><text:tab/>1<text:line-break/><text:tab/><text:tab/><text:tab/><text:tab/><text:tab/><text:tab/>],<text:line-break/><text:tab/><text:tab/><text:tab/><text:tab/><text:tab/><text:tab/>bynmonthday: [],<text:line-break/><text:tab/><text:tab/><text:tab/><text:tab/><text:tab/><text:tab/>byyearday: null,<text:line-break/><text:tab/><text:tab/><text:tab/><text:tab/><text:tab/><text:tab/>byweekno: null,<text:line-break/><text:tab/><text:tab/><text:tab/><text:tab/><text:tab/><text:tab/>byweekday: null,<text:line-break/><text:tab/><text:tab/><text:tab/><text:tab/><text:tab/><text:tab/>bynweekday: null,<text:line-break/><text:tab/><text:tab/><text:tab/><text:tab/><text:tab/><text:tab/>byhour: [<text:line-break/><text:tab/><text:tab/><text:tab/><text:tab/><text:tab/><text:tab/><text:tab/>12<text:line-break/><text:tab/><text:tab/><text:tab/><text:tab/><text:tab/><text:tab/>],<text:line-break/><text:tab/><text:tab/><text:tab/><text:tab/><text:tab/><text:tab/>byminute: [<text:line-break/><text:tab/><text:tab/><text:tab/><text:tab/><text:tab/><text:tab/><text:tab/>0<text:line-break/><text:tab/><text:tab/><text:tab/><text:tab/><text:tab/><text:tab/>],<text:line-break/><text:tab/><text:tab/><text:tab/><text:tab/><text:tab/><text:tab/>bysecond: [<text:line-break/><text:tab/><text:tab/><text:tab/><text:tab/><text:tab/><text:tab/><text:tab/>0<text:line-break/><text:tab/><text:tab/><text:tab/><text:tab/><text:tab/><text:tab/>],<text:line-break/><text:tab/><text:tab/><text:tab/><text:tab/><text:tab/><text:tab/>byeaster: null<text:line-break/><text:tab/><text:tab/><text:tab/><text:tab/><text:tab/>}<text:line-break/><text:tab/><text:tab/><text:tab/><text:tab/>},<text:line-break/><text:tab/><text:tab/><text:tab/><text:tab/>showAdvanced: false,<text:line-break/><text:tab/><text:tab/><text:tab/><text:tab/>sortOrder: -1<text:line-break/><text:tab/><text:tab/><text:tab/>}<text:line-break/><text:tab/><text:tab/>}<text:line-break/><text:tab/>}<text:line-break/>]</text:p>
          </table:table-cell>
          <table:table-cell office:value-type="string">
            <text:p>Paycheck</text:p>
          </table:table-cell>
          <table:table-cell office:value-type="string">
            <text:p/>
          </table:table-cell>
          <table:table-cell office:value-type="string">
            <text:p>google.com</text:p>
          </table:table-cell>
          <table:table-cell office:value-type="string">
            <text:p>data:image/png;width=32;height=32;base64,iVBORw0KGgoAAAANSUhEUgAAACAAAAAgCAYAAABzenr0AAAFIklEQVR4Ab3BfWzUhRnA8e/z/H7ctb0elypooWLryWDgXBVMEF0IwkREtzj/mSZzcRnJlrEMX/ZHmXHcbcpKiInEZMncP8w4dcl0m4tVYd2bIWPTBBs2EoYUlPBSi6Ut7d2V6z3PuniX/HI56EG6fT5CncxsNnCvu68BOoE0kORTo8BRoE9EeoE3VHWUOgjTMLPF7t4FPKCqDdTBzPLAyyLSraqHuQjhAty9ycx+DGxW1YDLYGaTwLMi8kNVzVODUIOZLXL336jqUmaAmR0QkftV9QOqCFXMbJm7v62qc6hSOnWCiT/tprj/PSY/7MdGhsEdnZ0iaE8T61xGfO16grYFVDOzQVVdJyLvEyFEmNkid9+rqnOIKJ0+yfjzzzHxzh/BnYsSIX77ahLf3kzQOp8oMxsUkdtU9QPKAsrMLOHuvaraTkRhTw+jTzzK5JF/U6/SR8covPk6wfw2wo7rqRCRhLvfkclkdmWz2UmmKGXu/iNVXUpE7pVfcG57Bi/kuVSez3H+3b9RTVVvdPcsZQFTzGwx8IKIKGWFPT2MPbeDWsL0QhruupeGOzcQv20VYXsaz+ews0NUNNzzFZKPPQEiVHP3FZlM5uVsNjsUMsXdu1Q1oKx06gRjz3ZTLZjXRvMjXcSWr6BaYuMmzr+3j3PPPE38C6tp3vQ4F6KqoZl1ARvF3VNmdlpVGygb3/k9cr/fR9SsJZ8jtW0nkkxyMZ4bR5oSTMfMciLSqu5+j6o2UOb5fuJLnid+yyAVesWVzH7qGSSZZDrSlKAeqtoEbFB3X0OED/wKAqPpzhMk7juGxJzENzehqRZmmruvCYFOInzoz1TElgwTtjUTW7ue/5HOEEgT4eMHiQo+cyuEIReydts49Xryvjirl4ZEpBVIElUcJEoaFzJTTg47VVLK/9H5SaeaAqNEzZpLlOcOM1MScaHKSAgcBa6kTJpvwIcGqDg9fJCrbJJZGlJL7w8S1HJ00Nj48zxRV6eEKv0K9BEhLXdQ8dbENTxwMk3Psb9wqf5xpES1RfMCqvSpiPQSIVd/lSIhO8Y+T/bcMgoE/PTAS3xSGKZeYwXn138vEnXtHKU1JUSJSK8Cb5hZnjJp7OBniS28VuigYqgwwiN/3cbI+XNMp1iCp347wdC4E3V3Z0iUmeVEpCfIZrMTW7duTYvIzZS1tyzld/29FG2SijOFs+z+aC8LkvNoT86nlsPDH7LlD2/zr0NpQKm4IiF0fSnOrECocPddqvpqyBQR6Tazr6tqyJR5iblsueVbPLlvJ1Gnc2d47J2f0DG7jZWtN7OguRUR4eP8J+z/+CB9Zw7hOEHbfpoGvotMtvBfm9fHaYwJFWZWFJHtTBHKSqXSDlX9PhEvHnqdne+/wOWQUpLGge/wjeWdPLwqRpSZdQdBsIUpSpmqbjWzfxLxtcVf5umVj9IUNnKpNMzx0BdP8fCqGFFm1qeqWcoCyrLZbDGTyexx9wdFJEHZ9alrubtjFUOFYY6OHseZ3vKrbqD79sdZ134rUWY2oKrrRGSQMqGKu99kZrtVdS5VTo0Psuf4Xt4dOMCRkeOcnRjBHVLxJO3J+dw097OsvWYli1uuo5qZDYjIXaraR4RQg5ktdPfXVPVGZoCZ9anq/SLST5WAGrLZ7FAmk9nl7jF3XyEiymUws6K771DVh0RkkBqEaZjZQnfvAh5U1SbqYGY54Jcisl1Vj3ARQp3MLAlscPc1QCeQBlJ8agToB/pEpFdEekRkjDr8B8RQFTbk50VaAAAAAElFTkSuQmCC</text:p>
          </table:table-cell>
          <table:table-cell office:value-type="string">
            <text:p/>
          </table:table-cell>
          <table:table-cell office:value-type="float" office:value="500">
            <text:p>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boolean" office:boolean-value="false">
            <text:p>FALSE</text:p>
          </table:table-cell>
          <table:table-cell office:value-type="float" office:value="-1">
            <text:p>-1</text:p>
          </table:table-cell>
          <table:table-cell office:value-type="string">
            <text:p>DTSTART:20190701T120000Z<text:line-break/>RRULE:FREQ=MONTHLY;INTERVAL=1</text:p>
          </table:table-cell>
        </table:table-row>
      </table:table>
      <table:table table:name="budge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sortOrder</text:p>
          </table:table-cell>
        </table:table-row>
      </table:table>
      <table:table table:name="categori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amount</text:p>
          </table:table-cell>
        </table:table-row>
      </table:table>
      <table:table table:name="settings">
        <table:table-row>
          <table:table-cell office:value-type="string">
            <text:p>key</text:p>
          </table:table-cell>
          <table:table-cell office:value-type="string">
            <text:p>value</text:p>
          </table:table-cell>
        </table:table-row>
      </table:table>
      <table:table table:name="transaction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accountId</text:p>
          </table:table-cell>
          <table:table-cell office:value-type="string">
            <text:p>time</text:p>
          </table:table-cell>
          <table:table-cell office:value-type="string">
            <text:p>account</text:p>
          </table:table-cell>
          <table:table-cell office:value-type="string">
            <text:p>server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amount</text:p>
          </table:table-cell>
          <table:table-cell office:value-type="string">
            <text:p>bal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